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7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1">
      <style:graphic-properties fo:wrap-option="no-wrap" fo:padding-top="0.08678in" fo:padding-bottom="0.08678in" fo:padding-left="0in" fo:padding-right="0in" draw:textarea-vertical-align="middle" draw:textarea-horizontal-align="left" draw:fill="solid" draw:fill-color="#f7f7f7" draw:opacity="100%" draw:stroke="none" draw:auto-grow-width="true" draw:auto-grow-height="true"/>
      <style:paragraph-properties style:font-independent-line-spacing="true" style:writing-mode="lr-tb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6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4">
      <style:text-properties fo:font-variant="normal" fo:text-transform="none" fo:color="#6699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7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6699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6699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6699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2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6699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15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6699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74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7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679">
      <style:text-properties fo:font-variant="normal" fo:text-transform="none" fo:color="#6699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6699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Vide" presentation:presentation-page-layout-name="Master1-PPL7" draw:id="Slide-256">
        <draw:frame draw:id="id73" presentation:style-name="a569" draw:name="Titre 1" svg:x="0.55118in" svg:y="0.32953in" svg:width="9.92087in" svg:height="1.38031in" presentation:class="title" presentation:placeholder="false">
          <draw:text-box>
            <text:p text:style-name="a568" text:class-names="" text:cond-style-name=""><text:span text:style-name="a566" text:class-names="">Manipulation FS</text:span><text:span text:style-name="a567" text:class-names=""/></text:p>
          </draw:text-box>
          <svg:title/>
          <svg:desc/>
        </draw:frame>
        <draw:frame draw:id="id74" draw:style-name="a588" draw:name="ZoneTexte 2" svg:x="0.55118in" svg:y="1.93465in" svg:width="4.96063in" svg:height="3.7378in">
          <draw:text-box>
            <text:p text:style-name="a578" text:class-names="" text:cond-style-name=""><text:span text:style-name="a570" text:class-names="">cvar</text:span><text:span text:style-name="a571" text:class-names=""><text:s text:c="1"/></text:span><text:span text:style-name="a572" text:class-names="">fs</text:span><text:span text:style-name="a573" text:class-names=""><text:s text:c="1"/>=<text:s text:c="1"/></text:span><text:span text:style-name="a574" text:class-names="">require</text:span><text:span text:style-name="a575" text:class-names="">('</text:span><text:span text:style-name="a576" text:class-names="">fs</text:span><text:span text:style-name="a577" text:class-names="">');</text:span></text:p>
            <text:p text:style-name="a582" text:class-names="" text:cond-style-name=""><text:span text:style-name="a579" text:class-names="">console.log</text:span><text:span text:style-name="a580" text:class-names="">("Hello World</text:span><text:span text:style-name="a581" text:class-names="">")</text:span></text:p>
            <text:p text:style-name="a587" text:class-names="" text:cond-style-name=""><text:span text:style-name="a583" text:class-names="">console.log(</text:span><text:span text:style-name="a584" text:class-names="">fs.readdirSync</text:span><text:span text:style-name="a585" text:class-names="">("."));</text:span><text:span text:style-name="a586" text:class-names=""/></text:p>
          </draw:text-box>
          <svg:title/>
          <svg:desc/>
        </draw:frame>
        <presentation:notes draw:style-name="a594">
          <draw:frame draw:id="id75" draw:style-name="a591" draw:name="Espace réservé du numéro de diapositive 6" svg:x="4.67953in" svg:y="11.10827in" svg:width="3.5878in" svg:height="0.58425in">
            <draw:text-box>
              <text:p text:style-name="a590" text:class-names="" text:cond-style-name=""><text:span text:style-name="a58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92" draw:name="Espace réservé de l'image des diapositives 1">
            <svg:title/>
            <svg:desc/>
          </draw:page-thumbnail>
          <draw:frame draw:id="id77" presentation:style-name="a59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9" draw:style-name="a595" draw:master-page-name="Master1-Layout7-blank-Vide" presentation:presentation-page-layout-name="Master1-PPL7" draw:id="Slide-274">
        <draw:frame draw:id="id78" presentation:style-name="a598" draw:name="Titre 1" svg:x="0.55118in" svg:y="0.32953in" svg:width="9.92087in" svg:height="1.38031in" presentation:class="title" presentation:placeholder="false">
          <draw:text-box>
            <text:p text:style-name="a597" text:class-names="" text:cond-style-name=""><text:span text:style-name="a596" text:class-names="">Création d'un serveur Web très simple</text:span></text:p>
          </draw:text-box>
          <svg:title/>
          <svg:desc/>
        </draw:frame>
        <draw:frame draw:id="id79" draw:style-name="a625" draw:name="ZoneTexte 2" svg:x="0.55118in" svg:y="1.93465in" svg:width="4.96063in" svg:height="3.7378in">
          <draw:text-box>
            <text:p text:style-name="a600" text:class-names="" text:cond-style-name=""><text:span text:style-name="a599" text:class-names="">console.log("Hello World") ;</text:span></text:p>
            <text:p text:style-name="a602" text:class-names="" text:cond-style-name=""><text:span text:style-name="a601" text:class-names=""/></text:p>
            <text:p text:style-name="a604" text:class-names="" text:cond-style-name=""><text:span text:style-name="a603" text:class-names="">// Chargement librairie interne nodeJS</text:span></text:p>
            <text:p text:style-name="a606" text:class-names="" text:cond-style-name=""><text:span text:style-name="a605" text:class-names="">var http = require('http');</text:span></text:p>
            <text:p text:style-name="a608" text:class-names="" text:cond-style-name=""><text:span text:style-name="a607" text:class-names=""/></text:p>
            <text:p text:style-name="a610" text:class-names="" text:cond-style-name=""><text:span text:style-name="a609" text:class-names="">// Creation serveur</text:span></text:p>
            <text:p text:style-name="a612" text:class-names="" text:cond-style-name=""><text:span text:style-name="a611" text:class-names="">var server = http.createServer();</text:span></text:p>
            <text:p text:style-name="a614" text:class-names="" text:cond-style-name=""><text:span text:style-name="a613" text:class-names=""/></text:p>
            <text:p text:style-name="a616" text:class-names="" text:cond-style-name=""><text:span text:style-name="a615" text:class-names="">// port d'ecoute</text:span></text:p>
            <text:p text:style-name="a618" text:class-names="" text:cond-style-name=""><text:span text:style-name="a617" text:class-names="">server.listen(1337);</text:span></text:p>
            <text:p text:style-name="a620" text:class-names="" text:cond-style-name=""><text:span text:style-name="a619" text:class-names=""/></text:p>
            <text:p text:style-name="a622" text:class-names="" text:cond-style-name=""><text:span text:style-name="a621" text:class-names="">// log que tout s'est bien passé</text:span></text:p>
            <text:p text:style-name="a624" text:class-names="" text:cond-style-name=""><text:span text:style-name="a623" text:class-names="">console.log("Server is running") ;</text:span></text:p>
          </draw:text-box>
          <svg:title/>
          <svg:desc/>
        </draw:frame>
        <presentation:notes draw:style-name="a631">
          <draw:frame draw:id="id80" draw:style-name="a628" draw:name="Espace réservé du numéro de diapositive 6" svg:x="4.67953in" svg:y="11.10827in" svg:width="3.5878in" svg:height="0.58425in">
            <draw:text-box>
              <text:p text:style-name="a627" text:class-names="" text:cond-style-name=""><text:span text:style-name="a626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1" presentation:style-name="a629" draw:name="Espace réservé de l'image des diapositives 1">
            <svg:title/>
            <svg:desc/>
          </draw:page-thumbnail>
          <draw:frame draw:id="id82" presentation:style-name="a63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632" draw:master-page-name="Master1-Layout7-blank-Vide" presentation:presentation-page-layout-name="Master1-PPL7" draw:id="Slide-257">
        <draw:frame draw:id="id83" presentation:style-name="a635" draw:name="Titre 1" svg:x="0.55118in" svg:y="0.32953in" svg:width="9.92087in" svg:height="1.38031in" presentation:class="title" presentation:placeholder="false">
          <draw:text-box>
            <text:p text:style-name="a634" text:class-names="" text:cond-style-name=""><text:span text:style-name="a633" text:class-names="">Création d'un serveur Web très simple</text:span></text:p>
          </draw:text-box>
          <svg:title/>
          <svg:desc/>
        </draw:frame>
        <draw:frame draw:id="id84" draw:style-name="a675" draw:name="ZoneTexte 2" svg:x="0.70866in" svg:y="1.81102in" svg:width="9.44882in" svg:height="4.52165in">
          <draw:text-box>
            <text:p text:style-name="a639" text:class-names="" text:cond-style-name=""><text:span text:style-name="a636" text:class-names="">var http =<text:s text:c="1"/></text:span><text:span text:style-name="a637" text:class-names="">require</text:span><text:span text:style-name="a638" text:class-names="">('http');</text:span></text:p>
            <text:p text:style-name="a641" text:class-names="" text:cond-style-name=""><text:span text:style-name="a640" text:class-names=""/></text:p>
            <text:p text:style-name="a649" text:class-names="" text:cond-style-name=""><text:span text:style-name="a642" text:class-names="">var server =<text:s text:c="1"/></text:span><text:span text:style-name="a643" text:class-names="">http.createServer</text:span><text:span text:style-name="a644" text:class-names="">(</text:span><text:span text:style-name="a645" text:class-names="">function</text:span><text:span text:style-name="a646" text:class-names="">(</text:span><text:span text:style-name="a647" text:class-names="">req,res</text:span><text:span text:style-name="a648" text:class-names="">) {</text:span></text:p>
            <text:p text:style-name="a651" text:class-names="" text:cond-style-name=""><text:span text:style-name="a650" text:class-names=""/></text:p>
            <text:p text:style-name="a657" text:class-names="" text:cond-style-name=""><text:span text:style-name="a652" text:class-names=""><text:s text:c="2"/></text:span><text:span text:style-name="a653" text:class-names="">res.writeHead</text:span><text:span text:style-name="a654" text:class-names="">(200, {"Content-Type":"</text:span><text:span text:style-name="a655" text:class-names="">text</text:span><text:span text:style-name="a656" text:class-names="">/plain"})</text:span></text:p>
            <text:p text:style-name="a661" text:class-names="" text:cond-style-name=""><text:span text:style-name="a658" text:class-names=""><text:s text:c="2"/></text:span><text:span text:style-name="a659" text:class-names="">res.end</text:span><text:span text:style-name="a660" text:class-names="">('Hello World');</text:span></text:p>
            <text:p text:style-name="a663" text:class-names="" text:cond-style-name=""><text:span text:style-name="a662" text:class-names="">});</text:span></text:p>
            <text:p text:style-name="a665" text:class-names="" text:cond-style-name=""><text:span text:style-name="a664" text:class-names=""/></text:p>
            <text:p text:style-name="a668" text:class-names="" text:cond-style-name=""><text:span text:style-name="a666" text:class-names="">server.listen</text:span><text:span text:style-name="a667" text:class-names="">(1337);</text:span></text:p>
            <text:p text:style-name="a670" text:class-names="" text:cond-style-name=""><text:span text:style-name="a669" text:class-names=""/></text:p>
            <text:p text:style-name="a674" text:class-names="" text:cond-style-name=""><text:span text:style-name="a671" text:class-names="">console.log("Server<text:s text:c="1"/></text:span><text:span text:style-name="a672" text:class-names="">is</text:span><text:span text:style-name="a673" text:class-names=""><text:s text:c="1"/>running")</text:span></text:p>
          </draw:text-box>
          <svg:title/>
          <svg:desc/>
        </draw:frame>
        <presentation:notes draw:style-name="a681">
          <draw:frame draw:id="id85" draw:style-name="a678" draw:name="Espace réservé du numéro de diapositive 6" svg:x="4.67953in" svg:y="11.10827in" svg:width="3.5878in" svg:height="0.58425in">
            <draw:text-box>
              <text:p text:style-name="a677" text:class-names="" text:cond-style-name=""><text:span text:style-name="a676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6" presentation:style-name="a679" draw:name="Espace réservé de l'image des diapositives 1">
            <svg:title/>
            <svg:desc/>
          </draw:page-thumbnail>
          <draw:frame draw:id="id87" presentation:style-name="a68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82" draw:master-page-name="Master1-Layout7-blank-Vide" presentation:presentation-page-layout-name="Master1-PPL7" draw:id="Slide-258">
        <draw:frame draw:id="id88" presentation:style-name="a685" draw:name="Titre 1" svg:x="0.55118in" svg:y="0.32953in" svg:width="9.92087in" svg:height="1.38031in" presentation:class="title" presentation:placeholder="false">
          <draw:text-box>
            <text:p text:style-name="a684" text:class-names="" text:cond-style-name=""><text:span text:style-name="a683" text:class-names="">Création d'un serveur Web très simple</text:span></text:p>
          </draw:text-box>
          <svg:title/>
          <svg:desc/>
        </draw:frame>
        <draw:frame draw:id="id89" draw:style-name="a724" draw:name="ZoneTexte 2" svg:x="0.70866in" svg:y="1.81102in" svg:width="9.44882in" svg:height="5.41732in">
          <draw:text-box>
            <text:p text:style-name="a687" text:class-names="" text:cond-style-name=""><text:span text:style-name="a686" text:class-names="">// Illustration Asynchronisme</text:span></text:p>
            <text:p text:style-name="a689" text:class-names="" text:cond-style-name=""><text:span text:style-name="a688" text:class-names="">// !!! mettre 2 url differentes</text:span></text:p>
            <text:p text:style-name="a691" text:class-names="" text:cond-style-name=""><text:span text:style-name="a690" text:class-names=""/></text:p>
            <text:p text:style-name="a693" text:class-names="" text:cond-style-name=""><text:span text:style-name="a692" text:class-names="">var http = require('http');</text:span></text:p>
            <text:p text:style-name="a695" text:class-names="" text:cond-style-name=""><text:span text:style-name="a694" text:class-names=""/></text:p>
            <text:p text:style-name="a697" text:class-names="" text:cond-style-name=""><text:span text:style-name="a696" text:class-names="">var server = http.createServer(function(req,res) {</text:span></text:p>
            <text:p text:style-name="a699" text:class-names="" text:cond-style-name=""><text:span text:style-name="a698" text:class-names=""/></text:p>
            <text:p text:style-name="a701" text:class-names="" text:cond-style-name=""><text:span text:style-name="a700" text:class-names="">setTimeout(function () {</text:span></text:p>
            <text:p text:style-name="a703" text:class-names="" text:cond-style-name=""><text:span text:style-name="a702" text:class-names=""><text:s text:c="2"/>res.writeHead(200, {"Content-Type":"text/plain"})</text:span></text:p>
            <text:p text:style-name="a705" text:class-names="" text:cond-style-name=""><text:span text:style-name="a704" text:class-names=""><text:s text:c="2"/>res.end('Hello World');</text:span></text:p>
            <text:p text:style-name="a707" text:class-names="" text:cond-style-name=""><text:span text:style-name="a706" text:class-names="">}, 5000);</text:span></text:p>
            <text:p text:style-name="a709" text:class-names="" text:cond-style-name=""><text:span text:style-name="a708" text:class-names=""/></text:p>
            <text:p text:style-name="a711" text:class-names="" text:cond-style-name=""><text:span text:style-name="a710" text:class-names="">});</text:span></text:p>
            <text:p text:style-name="a713" text:class-names="" text:cond-style-name=""><text:span text:style-name="a712" text:class-names=""/></text:p>
            <text:p text:style-name="a715" text:class-names="" text:cond-style-name=""><text:span text:style-name="a714" text:class-names="">server.listen(1337);</text:span></text:p>
            <text:p text:style-name="a717" text:class-names="" text:cond-style-name=""><text:span text:style-name="a716" text:class-names=""/></text:p>
            <text:p text:style-name="a719" text:class-names="" text:cond-style-name=""><text:span text:style-name="a718" text:class-names="">console.log("Server is running")</text:span></text:p>
            <text:p text:style-name="a721" text:class-names="" text:cond-style-name=""><text:span text:style-name="a720" text:class-names=""/></text:p>
            <text:p text:style-name="a723" text:class-names="" text:cond-style-name=""><text:span text:style-name="a722" text:class-names=""/></text:p>
          </draw:text-box>
          <svg:title/>
          <svg:desc/>
        </draw:frame>
        <presentation:notes draw:style-name="a730">
          <draw:frame draw:id="id90" draw:style-name="a727" draw:name="Espace réservé du numéro de diapositive 6" svg:x="4.67953in" svg:y="11.10827in" svg:width="3.5878in" svg:height="0.58425in">
            <draw:text-box>
              <text:p text:style-name="a726" text:class-names="" text:cond-style-name=""><text:span text:style-name="a725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1" presentation:style-name="a728" draw:name="Espace réservé de l'image des diapositives 1">
            <svg:title/>
            <svg:desc/>
          </draw:page-thumbnail>
          <draw:frame draw:id="id92" presentation:style-name="a72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731" draw:master-page-name="Master1-Layout7-blank-Vide" presentation:presentation-page-layout-name="Master1-PPL7" draw:id="Slide-259">
        <draw:frame draw:id="id93" presentation:style-name="a734" draw:name="Titre 1" svg:x="0.55118in" svg:y="0.32953in" svg:width="9.92087in" svg:height="1.38031in" presentation:class="title" presentation:placeholder="false">
          <draw:text-box>
            <text:p text:style-name="a733" text:class-names="" text:cond-style-name=""><text:span text:style-name="a732" text:class-names="">Gestion des modules 'perso'</text:span></text:p>
          </draw:text-box>
          <svg:title/>
          <svg:desc/>
        </draw:frame>
        <draw:frame draw:id="id94" draw:style-name="a773" draw:name="ZoneTexte 2" svg:x="0.70866in" svg:y="1.81102in" svg:width="9.44882in" svg:height="5.41732in">
          <draw:text-box>
            <text:p text:style-name="a736" text:class-names="" text:cond-style-name=""><text:span text:style-name="a735" text:class-names="">// créer un fichier createServer.js</text:span></text:p>
            <text:p text:style-name="a738" text:class-names="" text:cond-style-name=""><text:span text:style-name="a737" text:class-names=""/></text:p>
            <text:p text:style-name="a740" text:class-names="" text:cond-style-name=""><text:span text:style-name="a739" text:class-names="">var http = require('http');</text:span></text:p>
            <text:p text:style-name="a742" text:class-names="" text:cond-style-name=""><text:span text:style-name="a741" text:class-names="">var server = http.createServer(function(req,res) {</text:span></text:p>
            <text:p text:style-name="a744" text:class-names="" text:cond-style-name=""><text:span text:style-name="a743" text:class-names=""/></text:p>
            <text:p text:style-name="a746" text:class-names="" text:cond-style-name=""><text:span text:style-name="a745" text:class-names=""><text:s text:c="2"/>res.writeHead(200, {"Content-Type":"text/plain"})</text:span></text:p>
            <text:p text:style-name="a748" text:class-names="" text:cond-style-name=""><text:span text:style-name="a747" text:class-names=""><text:s text:c="2"/>res.end('Hello World');</text:span></text:p>
            <text:p text:style-name="a750" text:class-names="" text:cond-style-name=""><text:span text:style-name="a749" text:class-names="">});</text:span></text:p>
            <text:p text:style-name="a752" text:class-names="" text:cond-style-name=""><text:span text:style-name="a751" text:class-names="">exports.server = server;</text:span></text:p>
            <text:p text:style-name="a754" text:class-names="" text:cond-style-name=""><text:span text:style-name="a753" text:class-names=""/></text:p>
            <text:p text:style-name="a756" text:class-names="" text:cond-style-name=""><text:span text:style-name="a755" text:class-names=""/></text:p>
            <text:p text:style-name="a758" text:class-names="" text:cond-style-name=""><text:span text:style-name="a757" text:class-names="">// Dans server.js intial</text:span></text:p>
            <text:p text:style-name="a760" text:class-names="" text:cond-style-name=""><text:span text:style-name="a759" text:class-names=""/></text:p>
            <text:p text:style-name="a762" text:class-names="" text:cond-style-name=""><text:span text:style-name="a761" text:class-names="">require('./createServer.js') ;</text:span></text:p>
            <text:p text:style-name="a764" text:class-names="" text:cond-style-name=""><text:span text:style-name="a763" text:class-names="">server.listen(1337);</text:span></text:p>
            <text:p text:style-name="a766" text:class-names="" text:cond-style-name=""><text:span text:style-name="a765" text:class-names=""/></text:p>
            <text:p text:style-name="a768" text:class-names="" text:cond-style-name=""><text:span text:style-name="a767" text:class-names="">console.log("Server is running")</text:span></text:p>
            <text:p text:style-name="a770" text:class-names="" text:cond-style-name=""><text:span text:style-name="a769" text:class-names=""/></text:p>
            <text:p text:style-name="a772" text:class-names="" text:cond-style-name=""><text:span text:style-name="a771" text:class-names=""/></text:p>
          </draw:text-box>
          <svg:title/>
          <svg:desc/>
        </draw:frame>
        <presentation:notes draw:style-name="a779">
          <draw:frame draw:id="id95" draw:style-name="a776" draw:name="Espace réservé du numéro de diapositive 6" svg:x="4.67953in" svg:y="11.10827in" svg:width="3.5878in" svg:height="0.58425in">
            <draw:text-box>
              <text:p text:style-name="a775" text:class-names="" text:cond-style-name=""><text:span text:style-name="a774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96" presentation:style-name="a777" draw:name="Espace réservé de l'image des diapositives 1">
            <svg:title/>
            <svg:desc/>
          </draw:page-thumbnail>
          <draw:frame draw:id="id97" presentation:style-name="a77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80" draw:master-page-name="Master1-Layout7-blank-Vide" presentation:presentation-page-layout-name="Master1-PPL7" draw:id="Slide-260">
        <draw:frame draw:id="id98" presentation:style-name="a783" draw:name="Titre 1" svg:x="0.55118in" svg:y="0.32953in" svg:width="9.92087in" svg:height="1.38031in" presentation:class="title" presentation:placeholder="false">
          <draw:text-box>
            <text:p text:style-name="a782" text:class-names="" text:cond-style-name=""><text:span text:style-name="a781" text:class-names="">Gestion des modules NPM</text:span></text:p>
          </draw:text-box>
          <svg:title/>
          <svg:desc/>
        </draw:frame>
        <draw:frame draw:id="id99" draw:style-name="a831" draw:name="ZoneTexte 2" svg:x="0.70866in" svg:y="1.81102in" svg:width="9.44882in" svg:height="5.97717in">
          <draw:text-box>
            <text:list text:style-name="a786">
              <text:list-item>
                <text:p text:style-name="a785" text:class-names="" text:cond-style-name=""><text:span text:style-name="a784" text:class-names="">Installation au sein d'un projet</text:span></text:p>
              </text:list-item>
            </text:list>
            <text:p text:style-name="a788" text:class-names="" text:cond-style-name=""><text:span text:style-name="a787" text:class-names="">npm install &lt;nom&gt;</text:span></text:p>
            <text:p text:style-name="a790" text:class-names="" text:cond-style-name=""><text:span text:style-name="a789" text:class-names=""/></text:p>
            <text:list text:style-name="a793">
              <text:list-item>
                <text:p text:style-name="a792" text:class-names="" text:cond-style-name=""><text:span text:style-name="a791" text:class-names="">Installation globale</text:span></text:p>
              </text:list-item>
            </text:list>
            <text:p text:style-name="a795" text:class-names="" text:cond-style-name=""><text:span text:style-name="a794" text:class-names="">npm install &lt;nom&gt; -g</text:span></text:p>
            <text:p text:style-name="a797" text:class-names="" text:cond-style-name=""><text:span text:style-name="a796" text:class-names=""/></text:p>
            <text:p text:style-name="a799" text:class-names="" text:cond-style-name=""><text:span text:style-name="a798" text:class-names="">L'installation globale est déconseillée !!!!</text:span></text:p>
            <text:p text:style-name="a801" text:class-names="" text:cond-style-name=""><text:span text:style-name="a800" text:class-names=""/></text:p>
            <text:list text:style-name="a804">
              <text:list-item>
                <text:p text:style-name="a803" text:class-names="" text:cond-style-name=""><text:span text:style-name="a802" text:class-names="">Recherche d'un module</text:span></text:p>
              </text:list-item>
            </text:list>
            <text:p text:style-name="a806" text:class-names="" text:cond-style-name=""><text:span text:style-name="a805" text:class-names="">npm serach &lt;nom&gt;</text:span></text:p>
            <text:p text:style-name="a808" text:class-names="" text:cond-style-name=""><text:span text:style-name="a807" text:class-names=""/></text:p>
            <text:list text:style-name="a811">
              <text:list-item>
                <text:p text:style-name="a810" text:class-names="" text:cond-style-name=""><text:span text:style-name="a809" text:class-names="">Initialisation d'un package.json</text:span></text:p>
              </text:list-item>
            </text:list>
            <text:p text:style-name="a813" text:class-names="" text:cond-style-name=""><text:span text:style-name="a812" text:class-names="">npm init</text:span></text:p>
            <text:p text:style-name="a815" text:class-names="" text:cond-style-name=""><text:span text:style-name="a814" text:class-names=""/></text:p>
            <text:list text:style-name="a818">
              <text:list-item>
                <text:p text:style-name="a817" text:class-names="" text:cond-style-name=""><text:span text:style-name="a816" text:class-names="">Installation avec maj dépendances du package.json</text:span></text:p>
              </text:list-item>
            </text:list>
            <text:p text:style-name="a820" text:class-names="" text:cond-style-name=""><text:span text:style-name="a819" text:class-names="">npm install &lt;nom&gt; --save</text:span></text:p>
            <text:p text:style-name="a822" text:class-names="" text:cond-style-name=""><text:span text:style-name="a821" text:class-names=""/></text:p>
            <text:p text:style-name="a824" text:class-names="" text:cond-style-name=""><text:span text:style-name="a823" text:class-names=""/></text:p>
            <text:p text:style-name="a826" text:class-names="" text:cond-style-name=""><text:span text:style-name="a825" text:class-names=""><text:s text:c="1"/></text:span></text:p>
            <text:p text:style-name="a828" text:class-names="" text:cond-style-name=""><text:span text:style-name="a827" text:class-names=""/></text:p>
            <text:p text:style-name="a830" text:class-names="" text:cond-style-name=""><text:span text:style-name="a829" text:class-names=""/></text:p>
          </draw:text-box>
          <svg:title/>
          <svg:desc/>
        </draw:frame>
        <presentation:notes draw:style-name="a837">
          <draw:frame draw:id="id100" draw:style-name="a834" draw:name="Espace réservé du numéro de diapositive 6" svg:x="4.67953in" svg:y="11.10827in" svg:width="3.5878in" svg:height="0.58425in">
            <draw:text-box>
              <text:p text:style-name="a833" text:class-names="" text:cond-style-name=""><text:span text:style-name="a832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1" presentation:style-name="a835" draw:name="Espace réservé de l'image des diapositives 1">
            <svg:title/>
            <svg:desc/>
          </draw:page-thumbnail>
          <draw:frame draw:id="id102" presentation:style-name="a83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838" draw:master-page-name="Master1-Layout7-blank-Vide" presentation:presentation-page-layout-name="Master1-PPL7" draw:id="Slide-261">
        <draw:frame draw:id="id103" presentation:style-name="a841" draw:name="Titre 1" svg:x="0.55118in" svg:y="0.32953in" svg:width="9.92087in" svg:height="1.38031in" presentation:class="title" presentation:placeholder="false">
          <draw:text-box>
            <text:p text:style-name="a840" text:class-names="" text:cond-style-name=""><text:span text:style-name="a839" text:class-names="">Module nodemon</text:span></text:p>
          </draw:text-box>
          <svg:title/>
          <svg:desc/>
        </draw:frame>
        <draw:frame draw:id="id104" draw:style-name="a868" draw:name="ZoneTexte 2" svg:x="0.70866in" svg:y="1.81102in" svg:width="9.44882in" svg:height="5.1374in">
          <draw:text-box>
            <text:p text:style-name="a843" text:class-names="" text:cond-style-name=""><text:span text:style-name="a842" text:class-names="">npm install -g nodemon</text:span></text:p>
            <text:p text:style-name="a845" text:class-names="" text:cond-style-name=""><text:span text:style-name="a844" text:class-names=""/></text:p>
            <text:p text:style-name="a847" text:class-names="" text:cond-style-name=""><text:span text:style-name="a846" text:class-names="">!! il faut etre admin</text:span></text:p>
            <text:p text:style-name="a849" text:class-names="" text:cond-style-name=""><text:span text:style-name="a848" text:class-names=""/></text:p>
            <text:p text:style-name="a851" text:class-names="" text:cond-style-name=""><text:span text:style-name="a850" text:class-names="">Ce module sert à tous les projets node (d'ou le -g)</text:span></text:p>
            <text:p text:style-name="a853" text:class-names="" text:cond-style-name=""><text:span text:style-name="a852" text:class-names=""/></text:p>
            <text:p text:style-name="a855" text:class-names="" text:cond-style-name=""><text:span text:style-name="a854" text:class-names="">Utilisation :</text:span></text:p>
            <text:p text:style-name="a857" text:class-names="" text:cond-style-name=""><text:span text:style-name="a856" text:class-names=""/></text:p>
            <text:p text:style-name="a859" text:class-names="" text:cond-style-name=""><text:span text:style-name="a858" text:class-names="">Nodemon &lt;nom_projet&gt; au lieu de node &lt;nom_projet&gt;</text:span></text:p>
            <text:p text:style-name="a861" text:class-names="" text:cond-style-name=""><text:span text:style-name="a860" text:class-names=""/></text:p>
            <text:p text:style-name="a863" text:class-names="" text:cond-style-name=""><text:span text:style-name="a862" text:class-names="">Ce module permet de ne pas avoir a arreter / relancer le serveur. Nodemon va détecter les modification et relancer le serveur automatiquement.</text:span></text:p>
            <text:p text:style-name="a865" text:class-names="" text:cond-style-name=""><text:span text:style-name="a864" text:class-names=""/></text:p>
            <text:p text:style-name="a867" text:class-names="" text:cond-style-name=""><text:span text:style-name="a866" text:class-names=""/></text:p>
          </draw:text-box>
          <svg:title/>
          <svg:desc/>
        </draw:frame>
        <presentation:notes draw:style-name="a874">
          <draw:frame draw:id="id105" draw:style-name="a871" draw:name="Espace réservé du numéro de diapositive 6" svg:x="4.67953in" svg:y="11.10827in" svg:width="3.5878in" svg:height="0.58425in">
            <draw:text-box>
              <text:p text:style-name="a870" text:class-names="" text:cond-style-name=""><text:span text:style-name="a869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06" presentation:style-name="a872" draw:name="Espace réservé de l'image des diapositives 1">
            <svg:title/>
            <svg:desc/>
          </draw:page-thumbnail>
          <draw:frame draw:id="id107" presentation:style-name="a87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875" draw:master-page-name="Master1-Layout7-blank-Vide" presentation:presentation-page-layout-name="Master1-PPL7" draw:id="Slide-262">
        <draw:frame draw:id="id108" presentation:style-name="a878" draw:name="Titre 1" svg:x="0.55118in" svg:y="0.32953in" svg:width="9.92087in" svg:height="1.38031in" presentation:class="title" presentation:placeholder="false">
          <draw:text-box>
            <text:p text:style-name="a877" text:class-names="" text:cond-style-name=""><text:span text:style-name="a876" text:class-names="">Module express</text:span></text:p>
          </draw:text-box>
          <svg:title/>
          <svg:desc/>
        </draw:frame>
        <draw:frame draw:id="id109" draw:style-name="a911" draw:name="ZoneTexte 2" svg:x="0.70866in" svg:y="1.81102in" svg:width="9.44882in" svg:height="5.1374in">
          <draw:text-box>
            <text:p text:style-name="a880" text:class-names="" text:cond-style-name=""><text:span text:style-name="a879" text:class-names="">LE module le plus utilisé dans le cadre d'un serveur web et permet entre autre de gérer facilement les routes</text:span></text:p>
            <text:p text:style-name="a882" text:class-names="" text:cond-style-name=""><text:span text:style-name="a881" text:class-names=""/></text:p>
            <text:p text:style-name="a884" text:class-names="" text:cond-style-name=""><text:span text:style-name="a883" text:class-names="">var express = require('express');</text:span></text:p>
            <text:p text:style-name="a886" text:class-names="" text:cond-style-name=""><text:span text:style-name="a885" text:class-names="">var app = express();</text:span></text:p>
            <text:p text:style-name="a888" text:class-names="" text:cond-style-name=""><text:span text:style-name="a887" text:class-names=""/></text:p>
            <text:p text:style-name="a890" text:class-names="" text:cond-style-name=""><text:span text:style-name="a889" text:class-names="">// gestion des paths</text:span></text:p>
            <text:p text:style-name="a892" text:class-names="" text:cond-style-name=""><text:span text:style-name="a891" text:class-names="">app.get('/', function(req,res){</text:span></text:p>
            <text:p text:style-name="a894" text:class-names="" text:cond-style-name=""><text:span text:style-name="a893" text:class-names=""><text:s text:c="2"/>res.send('Hello World');</text:span></text:p>
            <text:p text:style-name="a896" text:class-names="" text:cond-style-name=""><text:span text:style-name="a895" text:class-names="">});</text:span></text:p>
            <text:p text:style-name="a898" text:class-names="" text:cond-style-name=""><text:span text:style-name="a897" text:class-names=""/></text:p>
            <text:p text:style-name="a900" text:class-names="" text:cond-style-name=""><text:span text:style-name="a899" text:class-names="">app.listen(1337);</text:span></text:p>
            <text:p text:style-name="a902" text:class-names="" text:cond-style-name=""><text:span text:style-name="a901" text:class-names=""/></text:p>
            <text:p text:style-name="a904" text:class-names="" text:cond-style-name=""><text:span text:style-name="a903" text:class-names=""/></text:p>
            <text:p text:style-name="a906" text:class-names="" text:cond-style-name=""><text:span text:style-name="a905" text:class-names=""/></text:p>
            <text:p text:style-name="a908" text:class-names="" text:cond-style-name=""><text:span text:style-name="a907" text:class-names=""/></text:p>
            <text:p text:style-name="a910" text:class-names="" text:cond-style-name=""><text:span text:style-name="a909" text:class-names=""/></text:p>
          </draw:text-box>
          <svg:title/>
          <svg:desc/>
        </draw:frame>
        <presentation:notes draw:style-name="a917">
          <draw:frame draw:id="id110" draw:style-name="a914" draw:name="Espace réservé du numéro de diapositive 6" svg:x="4.67953in" svg:y="11.10827in" svg:width="3.5878in" svg:height="0.58425in">
            <draw:text-box>
              <text:p text:style-name="a913" text:class-names="" text:cond-style-name=""><text:span text:style-name="a912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11" presentation:style-name="a915" draw:name="Espace réservé de l'image des diapositives 1">
            <svg:title/>
            <svg:desc/>
          </draw:page-thumbnail>
          <draw:frame draw:id="id112" presentation:style-name="a91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918" draw:master-page-name="Master1-Layout7-blank-Vide" presentation:presentation-page-layout-name="Master1-PPL7" draw:id="Slide-263">
        <draw:frame draw:id="id113" presentation:style-name="a921" draw:name="Titre 1" svg:x="0.55118in" svg:y="0.32953in" svg:width="9.92087in" svg:height="1.38031in" presentation:class="title" presentation:placeholder="false">
          <draw:text-box>
            <text:p text:style-name="a920" text:class-names="" text:cond-style-name=""><text:span text:style-name="a919" text:class-names="">Module express</text:span></text:p>
          </draw:text-box>
          <svg:title/>
          <svg:desc/>
        </draw:frame>
        <draw:frame draw:id="id114" draw:style-name="a999" draw:name="ZoneTexte 2" svg:x="0.70866in" svg:y="1.81102in" svg:width="9.44882in" svg:height="7.93661in">
          <draw:text-box>
            <text:p text:style-name="a923" text:class-names="" text:cond-style-name=""><text:span text:style-name="a922" text:class-names="">Répertoire public serveur</text:span></text:p>
            <text:p text:style-name="a925" text:class-names="" text:cond-style-name=""><text:span text:style-name="a924" text:class-names=""/></text:p>
            <text:p text:style-name="a929" text:class-names="" text:cond-style-name=""><text:span text:style-name="a926" text:class-names="">var express =<text:s text:c="1"/></text:span><text:span text:style-name="a927" text:class-names="">require</text:span><text:span text:style-name="a928" text:class-names="">('express');</text:span></text:p>
            <text:p text:style-name="a933" text:class-names="" text:cond-style-name=""><text:span text:style-name="a930" text:class-names="">var<text:s text:c="1"/></text:span><text:span text:style-name="a931" text:class-names="">app</text:span><text:span text:style-name="a932" text:class-names=""><text:s text:c="1"/>= express();</text:span></text:p>
            <text:p text:style-name="a935" text:class-names="" text:cond-style-name=""><text:span text:style-name="a934" text:class-names=""/></text:p>
            <text:p text:style-name="a939" text:class-names="" text:cond-style-name=""><text:span text:style-name="a936" text:class-names="">// __</text:span><text:span text:style-name="a937" text:class-names="">dirname</text:span><text:span text:style-name="a938" text:class-names=""><text:s text:c="1"/>= dossier courant</text:span></text:p>
            <text:p text:style-name="a946" text:class-names="" text:cond-style-name=""><text:span text:style-name="a940" text:class-names="">app.use</text:span><text:span text:style-name="a941" text:class-names="">(</text:span><text:span text:style-name="a942" text:class-names="">express.static</text:span><text:span text:style-name="a943" text:class-names="">(__</text:span><text:span text:style-name="a944" text:class-names="">dirname</text:span><text:span text:style-name="a945" text:class-names=""><text:s text:c="1"/>+ '/public')) ;</text:span></text:p>
            <text:p text:style-name="a948" text:class-names="" text:cond-style-name=""><text:span text:style-name="a947" text:class-names=""/></text:p>
            <text:p text:style-name="a952" text:class-names="" text:cond-style-name=""><text:span text:style-name="a949" text:class-names="">// gestion des<text:s text:c="1"/></text:span><text:span text:style-name="a950" text:class-names="">paths</text:span><text:span text:style-name="a951" text:class-names=""/></text:p>
            <text:p text:style-name="a959" text:class-names="" text:cond-style-name=""><text:span text:style-name="a953" text:class-names="">app.get</text:span><text:span text:style-name="a954" text:class-names="">('/',<text:s text:c="1"/></text:span><text:span text:style-name="a955" text:class-names="">function</text:span><text:span text:style-name="a956" text:class-names="">(</text:span><text:span text:style-name="a957" text:class-names="">req,res</text:span><text:span text:style-name="a958" text:class-names="">){</text:span></text:p>
            <text:p text:style-name="a963" text:class-names="" text:cond-style-name=""><text:span text:style-name="a960" text:class-names=""><text:s text:c="2"/></text:span><text:span text:style-name="a961" text:class-names="">res.send</text:span><text:span text:style-name="a962" text:class-names="">('Hello World');</text:span></text:p>
            <text:p text:style-name="a965" text:class-names="" text:cond-style-name=""><text:span text:style-name="a964" text:class-names="">});</text:span></text:p>
            <text:p text:style-name="a967" text:class-names="" text:cond-style-name=""><text:span text:style-name="a966" text:class-names=""/></text:p>
            <text:p text:style-name="a970" text:class-names="" text:cond-style-name=""><text:span text:style-name="a968" text:class-names="">app.listen</text:span><text:span text:style-name="a969" text:class-names="">(1337);</text:span></text:p>
            <text:p text:style-name="a972" text:class-names="" text:cond-style-name=""><text:span text:style-name="a971" text:class-names=""/></text:p>
            <text:p text:style-name="a974" text:class-names="" text:cond-style-name=""><text:span text:style-name="a973" text:class-names=""/></text:p>
            <text:p text:style-name="a978" text:class-names="" text:cond-style-name=""><text:span text:style-name="a975" text:class-names="">!! express va d'abord voir dans le dossier public avant les routes. Attention si le<text:s text:c="1"/></text:span><text:span text:style-name="a976" text:class-names="">path</text:span><text:span text:style-name="a977" text:class-names=""><text:s text:c="1"/>existe dans les routes</text:span></text:p>
            <text:p text:style-name="a980" text:class-names="" text:cond-style-name=""><text:span text:style-name="a979" text:class-names="">On peut mettre dans ce dossier un fichier index.html a afficher par exemple</text:span></text:p>
            <text:p text:style-name="a982" text:class-names="" text:cond-style-name=""><text:span text:style-name="a981" text:class-names=""/></text:p>
            <text:p text:style-name="a984" text:class-names="" text:cond-style-name=""><text:span text:style-name="a983" text:class-names=""/></text:p>
            <text:p text:style-name="a986" text:class-names="" text:cond-style-name=""><text:span text:style-name="a985" text:class-names=""/></text:p>
            <text:p text:style-name="a988" text:class-names="" text:cond-style-name=""><text:span text:style-name="a987" text:class-names=""/></text:p>
            <text:p text:style-name="a990" text:class-names="" text:cond-style-name=""><text:span text:style-name="a989" text:class-names=""/></text:p>
            <text:p text:style-name="a992" text:class-names="" text:cond-style-name=""><text:span text:style-name="a991" text:class-names=""/></text:p>
            <text:p text:style-name="a994" text:class-names="" text:cond-style-name=""><text:span text:style-name="a993" text:class-names=""/></text:p>
            <text:p text:style-name="a996" text:class-names="" text:cond-style-name=""><text:span text:style-name="a995" text:class-names=""/></text:p>
            <text:p text:style-name="a998" text:class-names="" text:cond-style-name=""><text:span text:style-name="a997" text:class-names=""/></text:p>
          </draw:text-box>
          <svg:title/>
          <svg:desc/>
        </draw:frame>
        <presentation:notes draw:style-name="a1005">
          <draw:frame draw:id="id115" draw:style-name="a1002" draw:name="Espace réservé du numéro de diapositive 6" svg:x="4.67953in" svg:y="11.10827in" svg:width="3.5878in" svg:height="0.58425in">
            <draw:text-box>
              <text:p text:style-name="a1001" text:class-names="" text:cond-style-name=""><text:span text:style-name="a1000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16" presentation:style-name="a1003" draw:name="Espace réservé de l'image des diapositives 1">
            <svg:title/>
            <svg:desc/>
          </draw:page-thumbnail>
          <draw:frame draw:id="id117" presentation:style-name="a100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006" draw:master-page-name="Master1-Layout7-blank-Vide" presentation:presentation-page-layout-name="Master1-PPL7" draw:id="Slide-264">
        <draw:frame draw:id="id118" presentation:style-name="a1009" draw:name="Titre 1" svg:x="0.55118in" svg:y="0.32953in" svg:width="9.92087in" svg:height="1.38031in" presentation:class="title" presentation:placeholder="false">
          <draw:text-box>
            <text:p text:style-name="a1008" text:class-names="" text:cond-style-name=""><text:span text:style-name="a1007" text:class-names="">Module express</text:span></text:p>
          </draw:text-box>
          <svg:title/>
          <svg:desc/>
        </draw:frame>
        <draw:frame draw:id="id119" draw:style-name="a1072" draw:name="ZoneTexte 2" svg:x="0.70866in" svg:y="1.81102in" svg:width="9.44882in" svg:height="8.77638in">
          <draw:text-box>
            <text:p text:style-name="a1011" text:class-names="" text:cond-style-name=""><text:span text:style-name="a1010" text:class-names="">pages dynamiques</text:span></text:p>
            <text:p text:style-name="a1013" text:class-names="" text:cond-style-name=""><text:span text:style-name="a1012" text:class-names=""/></text:p>
            <text:p text:style-name="a1015" text:class-names="" text:cond-style-name=""><text:span text:style-name="a1014" text:class-names="">var express = require('express');</text:span></text:p>
            <text:p text:style-name="a1017" text:class-names="" text:cond-style-name=""><text:span text:style-name="a1016" text:class-names="">var app = express();</text:span></text:p>
            <text:p text:style-name="a1019" text:class-names="" text:cond-style-name=""><text:span text:style-name="a1018" text:class-names=""/></text:p>
            <text:p text:style-name="a1021" text:class-names="" text:cond-style-name=""><text:span text:style-name="a1020" text:class-names="">var voitures = [</text:span></text:p>
            <text:p text:style-name="a1023" text:class-names="" text:cond-style-name=""><text:span text:style-name="a1022" text:class-names=""><text:s text:c="2"/>{name:'Clio', marque:'Renault', couleur:'rouge'},</text:span></text:p>
            <text:p text:style-name="a1025" text:class-names="" text:cond-style-name=""><text:span text:style-name="a1024" text:class-names=""><text:s text:c="2"/>{name:'307', marque:'Peugeot', couleur:'grise'},</text:span></text:p>
            <text:p text:style-name="a1027" text:class-names="" text:cond-style-name=""><text:span text:style-name="a1026" text:class-names=""><text:s text:c="2"/>{name:'Corsa', marque:'Opel', couleur:'bleue'},</text:span></text:p>
            <text:p text:style-name="a1029" text:class-names="" text:cond-style-name=""><text:span text:style-name="a1028" text:class-names="">]</text:span></text:p>
            <text:p text:style-name="a1031" text:class-names="" text:cond-style-name=""><text:span text:style-name="a1030" text:class-names=""/></text:p>
            <text:p text:style-name="a1033" text:class-names="" text:cond-style-name=""><text:span text:style-name="a1032" text:class-names="">app.use(express.static(__dirname + '/public'));</text:span></text:p>
            <text:p text:style-name="a1035" text:class-names="" text:cond-style-name=""><text:span text:style-name="a1034" text:class-names=""/></text:p>
            <text:p text:style-name="a1037" text:class-names="" text:cond-style-name=""><text:span text:style-name="a1036" text:class-names="">app.get('/voitures', function(req,res){</text:span></text:p>
            <text:p text:style-name="a1039" text:class-names="" text:cond-style-name=""><text:span text:style-name="a1038" text:class-names=""><text:s text:c="4"/>res.send(voitures);</text:span></text:p>
            <text:p text:style-name="a1041" text:class-names="" text:cond-style-name=""><text:span text:style-name="a1040" text:class-names=""><text:s text:c="2"/>});</text:span></text:p>
            <text:p text:style-name="a1043" text:class-names="" text:cond-style-name=""><text:span text:style-name="a1042" text:class-names=""/></text:p>
            <text:p text:style-name="a1045" text:class-names="" text:cond-style-name=""><text:span text:style-name="a1044" text:class-names=""><text:s text:c="2"/>app.get('/voitures/1', function(req,res){</text:span></text:p>
            <text:p text:style-name="a1047" text:class-names="" text:cond-style-name=""><text:span text:style-name="a1046" text:class-names=""><text:s text:c="6"/>res.send(voitures[0].name);</text:span></text:p>
            <text:p text:style-name="a1049" text:class-names="" text:cond-style-name=""><text:span text:style-name="a1048" text:class-names=""><text:s text:c="4"/>}); // Multiplication des paths =&gt; comment recup param du path ??</text:span></text:p>
            <text:p text:style-name="a1051" text:class-names="" text:cond-style-name=""><text:span text:style-name="a1050" text:class-names=""/></text:p>
            <text:p text:style-name="a1053" text:class-names="" text:cond-style-name=""><text:span text:style-name="a1052" text:class-names="">app.listen(1337);</text:span></text:p>
            <text:p text:style-name="a1055" text:class-names="" text:cond-style-name=""><text:span text:style-name="a1054" text:class-names=""/></text:p>
            <text:p text:style-name="a1057" text:class-names="" text:cond-style-name=""><text:span text:style-name="a1056" text:class-names=""/></text:p>
            <text:p text:style-name="a1059" text:class-names="" text:cond-style-name=""><text:span text:style-name="a1058" text:class-names=""/></text:p>
            <text:p text:style-name="a1061" text:class-names="" text:cond-style-name=""><text:span text:style-name="a1060" text:class-names=""/></text:p>
            <text:p text:style-name="a1063" text:class-names="" text:cond-style-name=""><text:span text:style-name="a1062" text:class-names=""/></text:p>
            <text:p text:style-name="a1065" text:class-names="" text:cond-style-name=""><text:span text:style-name="a1064" text:class-names=""/></text:p>
            <text:p text:style-name="a1067" text:class-names="" text:cond-style-name=""><text:span text:style-name="a1066" text:class-names=""/></text:p>
            <text:p text:style-name="a1069" text:class-names="" text:cond-style-name=""><text:span text:style-name="a1068" text:class-names=""/></text:p>
            <text:p text:style-name="a1071" text:class-names="" text:cond-style-name=""><text:span text:style-name="a1070" text:class-names=""/></text:p>
          </draw:text-box>
          <svg:title/>
          <svg:desc/>
        </draw:frame>
        <presentation:notes draw:style-name="a1078">
          <draw:frame draw:id="id120" draw:style-name="a1075" draw:name="Espace réservé du numéro de diapositive 6" svg:x="4.67953in" svg:y="11.10827in" svg:width="3.5878in" svg:height="0.58425in">
            <draw:text-box>
              <text:p text:style-name="a1074" text:class-names="" text:cond-style-name=""><text:span text:style-name="a1073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21" presentation:style-name="a1076" draw:name="Espace réservé de l'image des diapositives 1">
            <svg:title/>
            <svg:desc/>
          </draw:page-thumbnail>
          <draw:frame draw:id="id122" presentation:style-name="a107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079" draw:master-page-name="Master1-Layout7-blank-Vide" presentation:presentation-page-layout-name="Master1-PPL7" draw:id="Slide-265">
        <draw:frame draw:id="id123" presentation:style-name="a1082" draw:name="Titre 1" svg:x="0.55118in" svg:y="0.32953in" svg:width="9.92087in" svg:height="1.38031in" presentation:class="title" presentation:placeholder="false">
          <draw:text-box>
            <text:p text:style-name="a1081" text:class-names="" text:cond-style-name=""><text:span text:style-name="a1080" text:class-names="">Module express</text:span></text:p>
          </draw:text-box>
          <svg:title/>
          <svg:desc/>
        </draw:frame>
        <draw:frame draw:id="id124" draw:style-name="a1194" draw:name="ZoneTexte 2" svg:x="0.70866in" svg:y="1.81102in" svg:width="9.44882in" svg:height="7.09685in">
          <draw:text-box>
            <text:p text:style-name="a1084" text:class-names="" text:cond-style-name=""><text:span text:style-name="a1083" text:class-names="">pages dynamiques</text:span></text:p>
            <text:p text:style-name="a1086" text:class-names="" text:cond-style-name=""><text:span text:style-name="a1085" text:class-names=""/></text:p>
            <text:p text:style-name="a1090" text:class-names="" text:cond-style-name=""><text:span text:style-name="a1087" text:class-names="">var express =<text:s text:c="1"/></text:span><text:span text:style-name="a1088" text:class-names="">require</text:span><text:span text:style-name="a1089" text:class-names="">('express');</text:span></text:p>
            <text:p text:style-name="a1094" text:class-names="" text:cond-style-name=""><text:span text:style-name="a1091" text:class-names="">var<text:s text:c="1"/></text:span><text:span text:style-name="a1092" text:class-names="">app</text:span><text:span text:style-name="a1093" text:class-names=""><text:s text:c="1"/>= express();</text:span></text:p>
            <text:p text:style-name="a1096" text:class-names="" text:cond-style-name=""><text:span text:style-name="a1095" text:class-names=""/></text:p>
            <text:p text:style-name="a1098" text:class-names="" text:cond-style-name=""><text:span text:style-name="a1097" text:class-names="">var voitures = [</text:span></text:p>
            <text:p text:style-name="a1106" text:class-names="" text:cond-style-name=""><text:span text:style-name="a1099" text:class-names=""><text:s text:c="2"/>{</text:span><text:span text:style-name="a1100" text:class-names="">name</text:span><text:span text:style-name="a1101" text:class-names="">:'Clio',<text:s text:c="1"/></text:span><text:span text:style-name="a1102" text:class-names="">marque:'Renault</text:span><text:span text:style-name="a1103" text:class-names="">',<text:s text:c="1"/></text:span><text:span text:style-name="a1104" text:class-names="">couleur:'rouge</text:span><text:span text:style-name="a1105" text:class-names="">'},</text:span></text:p>
            <text:p text:style-name="a1112" text:class-names="" text:cond-style-name=""><text:span text:style-name="a1107" text:class-names=""><text:s text:c="2"/>{name:'307',<text:s text:c="1"/></text:span><text:span text:style-name="a1108" text:class-names="">marque:'Peugeot</text:span><text:span text:style-name="a1109" text:class-names="">',<text:s text:c="1"/></text:span><text:span text:style-name="a1110" text:class-names="">couleur:'grise</text:span><text:span text:style-name="a1111" text:class-names="">'},</text:span></text:p>
            <text:p text:style-name="a1120" text:class-names="" text:cond-style-name=""><text:span text:style-name="a1113" text:class-names=""><text:s text:c="2"/>{</text:span><text:span text:style-name="a1114" text:class-names="">name</text:span><text:span text:style-name="a1115" text:class-names="">:'Corsa',<text:s text:c="1"/></text:span><text:span text:style-name="a1116" text:class-names="">marque:'Opel</text:span><text:span text:style-name="a1117" text:class-names="">',<text:s text:c="1"/></text:span><text:span text:style-name="a1118" text:class-names="">couleur:'bleue</text:span><text:span text:style-name="a1119" text:class-names="">'},</text:span></text:p>
            <text:p text:style-name="a1122" text:class-names="" text:cond-style-name=""><text:span text:style-name="a1121" text:class-names="">]</text:span></text:p>
            <text:p text:style-name="a1124" text:class-names="" text:cond-style-name=""><text:span text:style-name="a1123" text:class-names=""/></text:p>
            <text:p text:style-name="a1131" text:class-names="" text:cond-style-name=""><text:span text:style-name="a1125" text:class-names="">app.use</text:span><text:span text:style-name="a1126" text:class-names="">(</text:span><text:span text:style-name="a1127" text:class-names="">express.static</text:span><text:span text:style-name="a1128" text:class-names="">(__</text:span><text:span text:style-name="a1129" text:class-names="">dirname</text:span><text:span text:style-name="a1130" text:class-names=""><text:s text:c="1"/>+ '/public'));</text:span></text:p>
            <text:p text:style-name="a1133" text:class-names="" text:cond-style-name=""><text:span text:style-name="a1132" text:class-names=""/></text:p>
            <text:p text:style-name="a1140" text:class-names="" text:cond-style-name=""><text:span text:style-name="a1134" text:class-names="">app.get</text:span><text:span text:style-name="a1135" text:class-names="">('/voitures',<text:s text:c="1"/></text:span><text:span text:style-name="a1136" text:class-names="">function</text:span><text:span text:style-name="a1137" text:class-names="">(</text:span><text:span text:style-name="a1138" text:class-names="">req,res</text:span><text:span text:style-name="a1139" text:class-names="">){</text:span></text:p>
            <text:p text:style-name="a1144" text:class-names="" text:cond-style-name=""><text:span text:style-name="a1141" text:class-names=""><text:s text:c="4"/></text:span><text:span text:style-name="a1142" text:class-names="">res.send</text:span><text:span text:style-name="a1143" text:class-names="">(voitures);</text:span></text:p>
            <text:p text:style-name="a1146" text:class-names="" text:cond-style-name=""><text:span text:style-name="a1145" text:class-names=""><text:s text:c="2"/>});</text:span></text:p>
            <text:p text:style-name="a1148" text:class-names="" text:cond-style-name=""><text:span text:style-name="a1147" text:class-names=""/></text:p>
            <text:p text:style-name="a1158" text:class-names="" text:cond-style-name=""><text:span text:style-name="a1149" text:class-names=""><text:s text:c="2"/></text:span><text:span text:style-name="a1150" text:class-names="">app.get</text:span><text:span text:style-name="a1151" text:class-names="">('/voitures/</text:span><text:span text:style-name="a1152" text:class-names="">:id</text:span><text:span text:style-name="a1153" text:class-names="">',<text:s text:c="1"/></text:span><text:span text:style-name="a1154" text:class-names="">function</text:span><text:span text:style-name="a1155" text:class-names="">(</text:span><text:span text:style-name="a1156" text:class-names="">req,res</text:span><text:span text:style-name="a1157" text:class-names="">){</text:span></text:p>
            <text:p text:style-name="a1166" text:class-names="" text:cond-style-name=""><text:span text:style-name="a1159" text:class-names=""><text:s text:c="6"/></text:span><text:span text:style-name="a1160" text:class-names="">res.send</text:span><text:span text:style-name="a1161" text:class-names="">(voitures</text:span><text:span text:style-name="a1162" text:class-names="">[req.params.id -1]</text:span><text:span text:style-name="a1163" text:class-names="">.</text:span><text:span text:style-name="a1164" text:class-names="">name</text:span><text:span text:style-name="a1165" text:class-names="">);</text:span></text:p>
            <text:p text:style-name="a1168" text:class-names="" text:cond-style-name=""><text:span text:style-name="a1167" text:class-names=""><text:s text:c="4"/>});</text:span></text:p>
            <text:p text:style-name="a1170" text:class-names="" text:cond-style-name=""><text:span text:style-name="a1169" text:class-names=""><text:s text:c="1"/></text:span></text:p>
            <text:p text:style-name="a1172" text:class-names="" text:cond-style-name=""><text:span text:style-name="a1171" text:class-names=""/></text:p>
            <text:p text:style-name="a1175" text:class-names="" text:cond-style-name=""><text:span text:style-name="a1173" text:class-names="">app.listen</text:span><text:span text:style-name="a1174" text:class-names="">(1337);</text:span></text:p>
            <text:p text:style-name="a1177" text:class-names="" text:cond-style-name=""><text:span text:style-name="a1176" text:class-names=""/></text:p>
            <text:p text:style-name="a1179" text:class-names="" text:cond-style-name=""><text:span text:style-name="a1178" text:class-names=""/></text:p>
            <text:p text:style-name="a1181" text:class-names="" text:cond-style-name=""><text:span text:style-name="a1180" text:class-names=""/></text:p>
            <text:p text:style-name="a1183" text:class-names="" text:cond-style-name=""><text:span text:style-name="a1182" text:class-names=""/></text:p>
            <text:p text:style-name="a1185" text:class-names="" text:cond-style-name=""><text:span text:style-name="a1184" text:class-names=""/></text:p>
            <text:p text:style-name="a1187" text:class-names="" text:cond-style-name=""><text:span text:style-name="a1186" text:class-names=""/></text:p>
            <text:p text:style-name="a1189" text:class-names="" text:cond-style-name=""><text:span text:style-name="a1188" text:class-names=""/></text:p>
            <text:p text:style-name="a1191" text:class-names="" text:cond-style-name=""><text:span text:style-name="a1190" text:class-names=""/></text:p>
            <text:p text:style-name="a1193" text:class-names="" text:cond-style-name=""><text:span text:style-name="a1192" text:class-names=""/></text:p>
          </draw:text-box>
          <svg:title/>
          <svg:desc/>
        </draw:frame>
        <presentation:notes draw:style-name="a1200">
          <draw:frame draw:id="id125" draw:style-name="a1197" draw:name="Espace réservé du numéro de diapositive 6" svg:x="4.67953in" svg:y="11.10827in" svg:width="3.5878in" svg:height="0.58425in">
            <draw:text-box>
              <text:p text:style-name="a1196" text:class-names="" text:cond-style-name=""><text:span text:style-name="a1195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26" presentation:style-name="a1198" draw:name="Espace réservé de l'image des diapositives 1">
            <svg:title/>
            <svg:desc/>
          </draw:page-thumbnail>
          <draw:frame draw:id="id127" presentation:style-name="a119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1" draw:style-name="a1201" draw:master-page-name="Master1-Layout7-blank-Vide" presentation:presentation-page-layout-name="Master1-PPL7" draw:id="Slide-276">
        <draw:frame draw:id="id128" presentation:style-name="a1204" draw:name="Titre 1" svg:x="0.55118in" svg:y="0.32953in" svg:width="9.92087in" svg:height="1.38031in" presentation:class="title" presentation:placeholder="false">
          <draw:text-box>
            <text:p text:style-name="a1203" text:class-names="" text:cond-style-name=""><text:span text:style-name="a1202" text:class-names="">Module express</text:span></text:p>
          </draw:text-box>
          <svg:title/>
          <svg:desc/>
        </draw:frame>
        <draw:frame draw:id="id129" draw:style-name="a1243" draw:name="ZoneTexte 2" svg:x="0.70866in" svg:y="1.81102in" svg:width="9.44882in" svg:height="7.09685in">
          <draw:text-box>
            <text:p text:style-name="a1207" text:class-names="" text:cond-style-name=""><text:span text:style-name="a1205" text:class-names="">Expressions dynamiques</text:span><text:span text:style-name="a1206" text:class-names=""/></text:p>
            <text:p text:style-name="a1209" text:class-names="" text:cond-style-name=""><text:span text:style-name="a1208" text:class-names=""/></text:p>
            <text:p text:style-name="a1211" text:class-names="" text:cond-style-name=""><text:span text:style-name="a1210" text:class-names=""/></text:p>
            <text:p text:style-name="a1215" text:class-names="" text:cond-style-name=""><text:span text:style-name="a1212" text:class-names="">a</text:span><text:span text:style-name="a1213" text:class-names="">b?cd</text:span><text:span text:style-name="a1214" text:class-names=""><text:s text:c="1"/>-&gt; b est facultatif</text:span></text:p>
            <text:p text:style-name="a1221" text:class-names="" text:cond-style-name=""><text:span text:style-name="a1216" text:class-names="">a</text:span><text:span text:style-name="a1217" text:class-names="">b+cd</text:span><text:span text:style-name="a1218" text:class-names=""><text:s text:c="1"/>-&gt; b peut avoir plusieurs<text:s text:c="1"/></text:span><text:span text:style-name="a1219" text:class-names="">occurences</text:span><text:span text:style-name="a1220" text:class-names=""/></text:p>
            <text:p text:style-name="a1225" text:class-names="" text:cond-style-name=""><text:span text:style-name="a1222" text:class-names="">a</text:span><text:span text:style-name="a1223" text:class-names="">b*cd <text:s text:c="1"/>-&gt; commence par ab, fini par cd</text:span><text:span text:style-name="a1224" text:class-names=""/></text:p>
            <text:p text:style-name="a1228" text:class-names="" text:cond-style-name=""><text:span text:style-name="a1226" text:class-names="">a</text:span><text:span text:style-name="a1227" text:class-names="">b(cd)?e -&gt; cd est facultatif</text:span></text:p>
            <text:p text:style-name="a1230" text:class-names="" text:cond-style-name=""><text:span text:style-name="a1229" text:class-names=""/></text:p>
            <text:p text:style-name="a1233" text:class-names="" text:cond-style-name=""><text:span text:style-name="a1231" text:class-names="">a/ -&gt; contient un a<text:s text:c="1"/></text:span><text:span text:style-name="a1232" text:class-names=""/></text:p>
            <text:p text:style-name="a1236" text:class-names="" text:cond-style-name=""><text:span text:style-name="a1234" text:class-names="">.*ab$ -&gt; chaine finissant par ab</text:span><text:span text:style-name="a1235" text:class-names=""/></text:p>
            <text:p text:style-name="a1238" text:class-names="" text:cond-style-name=""><text:span text:style-name="a1237" text:class-names=""/></text:p>
            <text:p text:style-name="a1240" text:class-names="" text:cond-style-name=""><text:span text:style-name="a1239" text:class-names=""/></text:p>
            <text:p text:style-name="a1242" text:class-names="" text:cond-style-name=""><text:span text:style-name="a1241" text:class-names=""/></text:p>
          </draw:text-box>
          <svg:title/>
          <svg:desc/>
        </draw:frame>
        <presentation:notes draw:style-name="a1249">
          <draw:frame draw:id="id130" draw:style-name="a1246" draw:name="Espace réservé du numéro de diapositive 6" svg:x="4.67953in" svg:y="11.10827in" svg:width="3.5878in" svg:height="0.58425in">
            <draw:text-box>
              <text:p text:style-name="a1245" text:class-names="" text:cond-style-name=""><text:span text:style-name="a1244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31" presentation:style-name="a1247" draw:name="Espace réservé de l'image des diapositives 1">
            <svg:title/>
            <svg:desc/>
          </draw:page-thumbnail>
          <draw:frame draw:id="id132" presentation:style-name="a124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250" draw:master-page-name="Master1-Layout7-blank-Vide" presentation:presentation-page-layout-name="Master1-PPL7" draw:id="Slide-266">
        <draw:frame draw:id="id133" presentation:style-name="a1253" draw:name="Titre 1" svg:x="0.55118in" svg:y="0.32953in" svg:width="9.92087in" svg:height="1.38031in" presentation:class="title" presentation:placeholder="false">
          <draw:text-box>
            <text:p text:style-name="a1252" text:class-names="" text:cond-style-name=""><text:span text:style-name="a1251" text:class-names="">Module express</text:span></text:p>
          </draw:text-box>
          <svg:title/>
          <svg:desc/>
        </draw:frame>
        <draw:frame draw:id="id134" draw:style-name="a1342" draw:name="ZoneTexte 2" svg:x="0.70866in" svg:y="1.81102in" svg:width="9.44882in" svg:height="7.37677in">
          <draw:text-box>
            <text:p text:style-name="a1257" text:class-names="" text:cond-style-name=""><text:span text:style-name="a1254" text:class-names="">pages dynamiques : passage de<text:s text:c="1"/></text:span><text:span text:style-name="a1255" text:class-names="">parametres</text:span><text:span text:style-name="a1256" text:class-names=""/></text:p>
            <text:p text:style-name="a1259" text:class-names="" text:cond-style-name=""><text:span text:style-name="a1258" text:class-names=""/></text:p>
            <text:p text:style-name="a1261" text:class-names="" text:cond-style-name=""><text:span text:style-name="a1260" text:class-names="">Client :</text:span></text:p>
            <text:p text:style-name="a1263" text:class-names="" text:cond-style-name=""><text:span text:style-name="a1262" text:class-names=""/></text:p>
            <text:p text:style-name="a1265" text:class-names="" text:cond-style-name=""><text:span text:style-name="a1264" text:class-names="">&lt;html&gt;</text:span></text:p>
            <text:p text:style-name="a1267" text:class-names="" text:cond-style-name=""><text:span text:style-name="a1266" text:class-names="">&lt;body&gt;</text:span></text:p>
            <text:p text:style-name="a1269" text:class-names="" text:cond-style-name=""><text:span text:style-name="a1268" text:class-names=""><text:s text:c="2"/>&lt;h1&gt; Nouveau véhicule : &lt;/h1&gt;</text:span></text:p>
            <text:p text:style-name="a1279" text:class-names="" text:cond-style-name=""><text:span text:style-name="a1270" text:class-names=""><text:s text:c="2"/>&lt;</text:span><text:span text:style-name="a1271" text:class-names="">form</text:span><text:span text:style-name="a1272" text:class-names=""><text:s text:c="1"/>action="/</text:span><text:span text:style-name="a1273" text:class-names="">newCar</text:span><text:span text:style-name="a1274" text:class-names="">"<text:s text:c="1"/></text:span><text:span text:style-name="a1275" text:class-names="">method</text:span><text:span text:style-name="a1276" text:class-names="">="</text:span><text:span text:style-name="a1277" text:class-names="">get</text:span><text:span text:style-name="a1278" text:class-names="">"&gt;</text:span></text:p>
            <text:p text:style-name="a1291" text:class-names="" text:cond-style-name=""><text:span text:style-name="a1280" text:class-names=""><text:s text:c="4"/>&lt;input <text:s text:c="1"/></text:span><text:span text:style-name="a1281" text:class-names="">name</text:span><text:span text:style-name="a1282" text:class-names="">=</text:span><text:span text:style-name="a1283" text:class-names="">"</text:span><text:span text:style-name="a1284" text:class-names="">modele</text:span><text:span text:style-name="a1285" text:class-names="">"<text:s text:c="1"/></text:span><text:span text:style-name="a1286" text:class-names="">type="</text:span><text:span text:style-name="a1287" text:class-names="">text</text:span><text:span text:style-name="a1288" text:class-names="">"<text:s text:c="1"/></text:span><text:span text:style-name="a1289" text:class-names="">placeholder</text:span><text:span text:style-name="a1290" text:class-names="">="modèle" /&gt;</text:span></text:p>
            <text:p text:style-name="a1299" text:class-names="" text:cond-style-name=""><text:span text:style-name="a1292" text:class-names=""><text:s text:c="4"/>&lt;input <text:s text:c="1"/></text:span><text:span text:style-name="a1293" text:class-names="">name</text:span><text:span text:style-name="a1294" text:class-names="">="marque" type="</text:span><text:span text:style-name="a1295" text:class-names="">text</text:span><text:span text:style-name="a1296" text:class-names="">"<text:s text:c="1"/></text:span><text:span text:style-name="a1297" text:class-names="">placeholder</text:span><text:span text:style-name="a1298" text:class-names="">="marque" /&gt;</text:span></text:p>
            <text:p text:style-name="a1307" text:class-names="" text:cond-style-name=""><text:span text:style-name="a1300" text:class-names=""><text:s text:c="4"/>&lt;input <text:s text:c="1"/></text:span><text:span text:style-name="a1301" text:class-names="">name</text:span><text:span text:style-name="a1302" text:class-names="">="couleur" type="</text:span><text:span text:style-name="a1303" text:class-names="">text</text:span><text:span text:style-name="a1304" text:class-names="">"<text:s text:c="1"/></text:span><text:span text:style-name="a1305" text:class-names="">placeholder</text:span><text:span text:style-name="a1306" text:class-names="">="couleur" /&gt;</text:span></text:p>
            <text:p text:style-name="a1311" text:class-names="" text:cond-style-name=""><text:span text:style-name="a1308" text:class-names=""><text:s text:c="4"/>&lt;input type="</text:span><text:span text:style-name="a1309" text:class-names="">submit</text:span><text:span text:style-name="a1310" text:class-names="">" value="enregistrer" /&gt;</text:span></text:p>
            <text:p text:style-name="a1315" text:class-names="" text:cond-style-name=""><text:span text:style-name="a1312" text:class-names=""><text:s text:c="2"/>&lt;/</text:span><text:span text:style-name="a1313" text:class-names="">form</text:span><text:span text:style-name="a1314" text:class-names="">&gt;</text:span></text:p>
            <text:p text:style-name="a1317" text:class-names="" text:cond-style-name=""><text:span text:style-name="a1316" text:class-names="">&lt;/body</text:span></text:p>
            <text:p text:style-name="a1319" text:class-names="" text:cond-style-name=""><text:span text:style-name="a1318" text:class-names="">&lt;/html&gt;</text:span></text:p>
            <text:p text:style-name="a1321" text:class-names="" text:cond-style-name=""><text:span text:style-name="a1320" text:class-names=""/></text:p>
            <text:p text:style-name="a1323" text:class-names="" text:cond-style-name=""><text:span text:style-name="a1322" text:class-names=""/></text:p>
            <text:p text:style-name="a1325" text:class-names="" text:cond-style-name=""><text:span text:style-name="a1324" text:class-names=""/></text:p>
            <text:p text:style-name="a1327" text:class-names="" text:cond-style-name=""><text:span text:style-name="a1326" text:class-names=""/></text:p>
            <text:p text:style-name="a1329" text:class-names="" text:cond-style-name=""><text:span text:style-name="a1328" text:class-names=""/></text:p>
            <text:p text:style-name="a1331" text:class-names="" text:cond-style-name=""><text:span text:style-name="a1330" text:class-names=""/></text:p>
            <text:p text:style-name="a1333" text:class-names="" text:cond-style-name=""><text:span text:style-name="a1332" text:class-names=""/></text:p>
            <text:p text:style-name="a1335" text:class-names="" text:cond-style-name=""><text:span text:style-name="a1334" text:class-names=""/></text:p>
            <text:p text:style-name="a1337" text:class-names="" text:cond-style-name=""><text:span text:style-name="a1336" text:class-names=""/></text:p>
            <text:p text:style-name="a1339" text:class-names="" text:cond-style-name=""><text:span text:style-name="a1338" text:class-names=""/></text:p>
            <text:p text:style-name="a1341" text:class-names="" text:cond-style-name=""><text:span text:style-name="a1340" text:class-names=""/></text:p>
          </draw:text-box>
          <svg:title/>
          <svg:desc/>
        </draw:frame>
        <presentation:notes draw:style-name="a1348">
          <draw:frame draw:id="id135" draw:style-name="a1345" draw:name="Espace réservé du numéro de diapositive 6" svg:x="4.67953in" svg:y="11.10827in" svg:width="3.5878in" svg:height="0.58425in">
            <draw:text-box>
              <text:p text:style-name="a1344" text:class-names="" text:cond-style-name=""><text:span text:style-name="a1343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36" presentation:style-name="a1346" draw:name="Espace réservé de l'image des diapositives 1">
            <svg:title/>
            <svg:desc/>
          </draw:page-thumbnail>
          <draw:frame draw:id="id137" presentation:style-name="a134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349" draw:master-page-name="Master1-Layout7-blank-Vide" presentation:presentation-page-layout-name="Master1-PPL7" draw:id="Slide-267">
        <draw:frame draw:id="id138" presentation:style-name="a1352" draw:name="Titre 1" svg:x="0.55118in" svg:y="0.32953in" svg:width="9.92087in" svg:height="1.38031in" presentation:class="title" presentation:placeholder="false">
          <draw:text-box>
            <text:p text:style-name="a1351" text:class-names="" text:cond-style-name=""><text:span text:style-name="a1350" text:class-names="">Module express</text:span></text:p>
          </draw:text-box>
          <svg:title/>
          <svg:desc/>
        </draw:frame>
        <draw:frame draw:id="id139" draw:style-name="a1506" draw:name="ZoneTexte 2" svg:x="0.70866in" svg:y="1.81102in" svg:width="9.44882in" svg:height="9.14961in">
          <draw:text-box>
            <text:p text:style-name="a1356" text:class-names="" text:cond-style-name=""><text:span text:style-name="a1353" text:class-names="">pages dynamiques : passage de<text:s text:c="1"/></text:span><text:span text:style-name="a1354" text:class-names="">parametres</text:span><text:span text:style-name="a1355" text:class-names=""/></text:p>
            <text:p text:style-name="a1358" text:class-names="" text:cond-style-name=""><text:span text:style-name="a1357" text:class-names="">Serveur :</text:span></text:p>
            <text:p text:style-name="a1360" text:class-names="" text:cond-style-name=""><text:span text:style-name="a1359" text:class-names=""/></text:p>
            <text:p text:style-name="a1364" text:class-names="" text:cond-style-name=""><text:span text:style-name="a1361" text:class-names="">var express =<text:s text:c="1"/></text:span><text:span text:style-name="a1362" text:class-names="">require</text:span><text:span text:style-name="a1363" text:class-names="">('express');</text:span></text:p>
            <text:p text:style-name="a1368" text:class-names="" text:cond-style-name=""><text:span text:style-name="a1365" text:class-names="">var<text:s text:c="1"/></text:span><text:span text:style-name="a1366" text:class-names="">app</text:span><text:span text:style-name="a1367" text:class-names=""><text:s text:c="1"/>= express();</text:span></text:p>
            <text:p text:style-name="a1370" text:class-names="" text:cond-style-name=""><text:span text:style-name="a1369" text:class-names=""/></text:p>
            <text:p text:style-name="a1372" text:class-names="" text:cond-style-name=""><text:span text:style-name="a1371" text:class-names="">var voitures = [</text:span></text:p>
            <text:p text:style-name="a1380" text:class-names="" text:cond-style-name=""><text:span text:style-name="a1373" text:class-names=""><text:s text:c="2"/>{</text:span><text:span text:style-name="a1374" text:class-names="">name</text:span><text:span text:style-name="a1375" text:class-names="">:'Clio',<text:s text:c="1"/></text:span><text:span text:style-name="a1376" text:class-names="">marque:'Renault</text:span><text:span text:style-name="a1377" text:class-names="">',<text:s text:c="1"/></text:span><text:span text:style-name="a1378" text:class-names="">couleur:'rouge</text:span><text:span text:style-name="a1379" text:class-names="">'},</text:span></text:p>
            <text:p text:style-name="a1386" text:class-names="" text:cond-style-name=""><text:span text:style-name="a1381" text:class-names=""><text:s text:c="2"/>{name:'307',<text:s text:c="1"/></text:span><text:span text:style-name="a1382" text:class-names="">marque:'Peugeot</text:span><text:span text:style-name="a1383" text:class-names="">',<text:s text:c="1"/></text:span><text:span text:style-name="a1384" text:class-names="">couleur:'grise</text:span><text:span text:style-name="a1385" text:class-names="">'},</text:span></text:p>
            <text:p text:style-name="a1394" text:class-names="" text:cond-style-name=""><text:span text:style-name="a1387" text:class-names=""><text:s text:c="2"/>{</text:span><text:span text:style-name="a1388" text:class-names="">name</text:span><text:span text:style-name="a1389" text:class-names="">:'Corsa',<text:s text:c="1"/></text:span><text:span text:style-name="a1390" text:class-names="">marque:'Opel</text:span><text:span text:style-name="a1391" text:class-names="">',<text:s text:c="1"/></text:span><text:span text:style-name="a1392" text:class-names="">couleur:'bleue</text:span><text:span text:style-name="a1393" text:class-names="">'},</text:span></text:p>
            <text:p text:style-name="a1396" text:class-names="" text:cond-style-name=""><text:span text:style-name="a1395" text:class-names="">]</text:span></text:p>
            <text:p text:style-name="a1398" text:class-names="" text:cond-style-name=""><text:span text:style-name="a1397" text:class-names=""/></text:p>
            <text:p text:style-name="a1405" text:class-names="" text:cond-style-name=""><text:span text:style-name="a1399" text:class-names="">app.use</text:span><text:span text:style-name="a1400" text:class-names="">(</text:span><text:span text:style-name="a1401" text:class-names="">express.static</text:span><text:span text:style-name="a1402" text:class-names="">(__</text:span><text:span text:style-name="a1403" text:class-names="">dirname</text:span><text:span text:style-name="a1404" text:class-names=""><text:s text:c="1"/>+ '/public'));</text:span></text:p>
            <text:p text:style-name="a1412" text:class-names="" text:cond-style-name=""><text:span text:style-name="a1406" text:class-names="">app.get</text:span><text:span text:style-name="a1407" text:class-names="">('/voitures',<text:s text:c="1"/></text:span><text:span text:style-name="a1408" text:class-names="">function</text:span><text:span text:style-name="a1409" text:class-names="">(</text:span><text:span text:style-name="a1410" text:class-names="">req,res</text:span><text:span text:style-name="a1411" text:class-names="">){</text:span></text:p>
            <text:p text:style-name="a1416" text:class-names="" text:cond-style-name=""><text:span text:style-name="a1413" text:class-names=""><text:s text:c="4"/></text:span><text:span text:style-name="a1414" text:class-names="">res.send</text:span><text:span text:style-name="a1415" text:class-names="">(voitures);</text:span></text:p>
            <text:p text:style-name="a1418" text:class-names="" text:cond-style-name=""><text:span text:style-name="a1417" text:class-names=""><text:s text:c="2"/>});</text:span></text:p>
            <text:p text:style-name="a1420" text:class-names="" text:cond-style-name=""><text:span text:style-name="a1419" text:class-names=""/></text:p>
            <text:p text:style-name="a1428" text:class-names="" text:cond-style-name=""><text:span text:style-name="a1421" text:class-names=""><text:s text:c="2"/></text:span><text:span text:style-name="a1422" text:class-names="">app.get</text:span><text:span text:style-name="a1423" text:class-names="">('/voitures/:id',<text:s text:c="1"/></text:span><text:span text:style-name="a1424" text:class-names="">function</text:span><text:span text:style-name="a1425" text:class-names="">(</text:span><text:span text:style-name="a1426" text:class-names="">req,res</text:span><text:span text:style-name="a1427" text:class-names="">){</text:span></text:p>
            <text:p text:style-name="a1434" text:class-names="" text:cond-style-name=""><text:span text:style-name="a1429" text:class-names=""><text:s text:c="6"/></text:span><text:span text:style-name="a1430" text:class-names="">res.send</text:span><text:span text:style-name="a1431" text:class-names="">(voitures[req.params.id -1</text:span><text:span text:style-name="a1432" text:class-names="">]);</text:span><text:span text:style-name="a1433" text:class-names=""/></text:p>
            <text:p text:style-name="a1436" text:class-names="" text:cond-style-name=""><text:span text:style-name="a1435" text:class-names=""><text:s text:c="4"/>});</text:span></text:p>
            <text:p text:style-name="a1438" text:class-names="" text:cond-style-name=""><text:span text:style-name="a1437" text:class-names=""/></text:p>
            <text:p text:style-name="a1448" text:class-names="" text:cond-style-name=""><text:span text:style-name="a1439" text:class-names=""><text:s text:c="4"/></text:span><text:span text:style-name="a1440" text:class-names="">app.get</text:span><text:span text:style-name="a1441" text:class-names="">('/</text:span><text:span text:style-name="a1442" text:class-names="">newCar</text:span><text:span text:style-name="a1443" text:class-names="">',<text:s text:c="1"/></text:span><text:span text:style-name="a1444" text:class-names="">function</text:span><text:span text:style-name="a1445" text:class-names="">(</text:span><text:span text:style-name="a1446" text:class-names="">req,res</text:span><text:span text:style-name="a1447" text:class-names="">){</text:span></text:p>
            <text:p text:style-name="a1452" text:class-names="" text:cond-style-name=""><text:span text:style-name="a1449" text:class-names=""><text:s text:c="6"/></text:span><text:span text:style-name="a1450" text:class-names="">voitures.push</text:span><text:span text:style-name="a1451" text:class-names="">({</text:span></text:p>
            <text:p text:style-name="a1459" text:class-names="" text:cond-style-name=""><text:span text:style-name="a1453" text:class-names=""><text:s text:c="8"/></text:span><text:span text:style-name="a1454" text:class-names="">modele</text:span><text:span text:style-name="a1455" text:class-names="">:<text:s text:c="1"/></text:span><text:span text:style-name="a1456" text:class-names="">req.query.modele</text:span><text:span text:style-name="a1457" text:class-names="">,</text:span><text:span text:style-name="a1458" text:class-names=""/></text:p>
            <text:p text:style-name="a1463" text:class-names="" text:cond-style-name=""><text:span text:style-name="a1460" text:class-names=""><text:s text:c="8"/>marque:<text:s text:c="1"/></text:span><text:span text:style-name="a1461" text:class-names="">req.query.marque</text:span><text:span text:style-name="a1462" text:class-names="">,</text:span></text:p>
            <text:p text:style-name="a1469" text:class-names="" text:cond-style-name=""><text:span text:style-name="a1464" text:class-names=""><text:s text:c="8"/></text:span><text:span text:style-name="a1465" text:class-names="">coueur</text:span><text:span text:style-name="a1466" text:class-names="">:<text:s text:c="1"/></text:span><text:span text:style-name="a1467" text:class-names="">req.query.couleur</text:span><text:span text:style-name="a1468" text:class-names=""/></text:p>
            <text:p text:style-name="a1471" text:class-names="" text:cond-style-name=""><text:span text:style-name="a1470" text:class-names=""><text:s text:c="6"/>});</text:span></text:p>
            <text:p text:style-name="a1475" text:class-names="" text:cond-style-name=""><text:span text:style-name="a1472" text:class-names=""><text:s text:c="8"/></text:span><text:span text:style-name="a1473" text:class-names="">res.send</text:span><text:span text:style-name="a1474" text:class-names="">('OK');</text:span></text:p>
            <text:p text:style-name="a1478" text:class-names="" text:cond-style-name=""><text:span text:style-name="a1476" text:class-names=""><text:s text:c="6"/>})</text:span><text:span text:style-name="a1477" text:class-names="">;</text:span></text:p>
            <text:p text:style-name="a1480" text:class-names="" text:cond-style-name=""><text:span text:style-name="a1479" text:class-names=""/></text:p>
            <text:p text:style-name="a1483" text:class-names="" text:cond-style-name=""><text:span text:style-name="a1481" text:class-names="">app.listen</text:span><text:span text:style-name="a1482" text:class-names="">(1337);</text:span></text:p>
            <text:p text:style-name="a1485" text:class-names="" text:cond-style-name=""><text:span text:style-name="a1484" text:class-names=""/></text:p>
            <text:p text:style-name="a1487" text:class-names="" text:cond-style-name=""><text:span text:style-name="a1486" text:class-names=""/></text:p>
            <text:p text:style-name="a1489" text:class-names="" text:cond-style-name=""><text:span text:style-name="a1488" text:class-names=""/></text:p>
            <text:p text:style-name="a1491" text:class-names="" text:cond-style-name=""><text:span text:style-name="a1490" text:class-names=""/></text:p>
            <text:p text:style-name="a1493" text:class-names="" text:cond-style-name=""><text:span text:style-name="a1492" text:class-names=""/></text:p>
            <text:p text:style-name="a1495" text:class-names="" text:cond-style-name=""><text:span text:style-name="a1494" text:class-names=""/></text:p>
            <text:p text:style-name="a1497" text:class-names="" text:cond-style-name=""><text:span text:style-name="a1496" text:class-names=""/></text:p>
            <text:p text:style-name="a1499" text:class-names="" text:cond-style-name=""><text:span text:style-name="a1498" text:class-names=""/></text:p>
            <text:p text:style-name="a1501" text:class-names="" text:cond-style-name=""><text:span text:style-name="a1500" text:class-names=""/></text:p>
            <text:p text:style-name="a1503" text:class-names="" text:cond-style-name=""><text:span text:style-name="a1502" text:class-names=""/></text:p>
            <text:p text:style-name="a1505" text:class-names="" text:cond-style-name=""><text:span text:style-name="a1504" text:class-names=""/></text:p>
          </draw:text-box>
          <svg:title/>
          <svg:desc/>
        </draw:frame>
        <presentation:notes draw:style-name="a1512">
          <draw:frame draw:id="id140" draw:style-name="a1509" draw:name="Espace réservé du numéro de diapositive 6" svg:x="4.67953in" svg:y="11.10827in" svg:width="3.5878in" svg:height="0.58425in">
            <draw:text-box>
              <text:p text:style-name="a1508" text:class-names="" text:cond-style-name=""><text:span text:style-name="a1507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141" presentation:style-name="a1510" draw:name="Espace réservé de l'image des diapositives 1">
            <svg:title/>
            <svg:desc/>
          </draw:page-thumbnail>
          <draw:frame draw:id="id142" presentation:style-name="a151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513" draw:master-page-name="Master1-Layout7-blank-Vide" presentation:presentation-page-layout-name="Master1-PPL7" draw:id="Slide-268">
        <draw:frame draw:id="id143" presentation:style-name="a1516" draw:name="Titre 1" svg:x="0.55118in" svg:y="0.32953in" svg:width="9.92087in" svg:height="1.38031in" presentation:class="title" presentation:placeholder="false">
          <draw:text-box>
            <text:p text:style-name="a1515" text:class-names="" text:cond-style-name=""><text:span text:style-name="a1514" text:class-names="">Module express</text:span></text:p>
          </draw:text-box>
          <svg:title/>
          <svg:desc/>
        </draw:frame>
        <draw:frame draw:id="id144" draw:style-name="a1598" draw:name="ZoneTexte 2" svg:x="0.70866in" svg:y="1.81102in" svg:width="9.44882in" svg:height="7.75in">
          <draw:text-box>
            <text:p text:style-name="a1518" text:class-names="" text:cond-style-name=""><text:span text:style-name="a1517" text:class-names="">Gestion des routes avec express</text:span></text:p>
            <text:p text:style-name="a1520" text:class-names="" text:cond-style-name=""><text:span text:style-name="a1519" text:class-names=""/></text:p>
            <text:p text:style-name="a1524" text:class-names="" text:cond-style-name=""><text:span text:style-name="a1521" text:class-names="">2 routes identiques (mais avec verbe http différents) peuvent s’</text:span><text:span text:style-name="a1522" text:class-names="">ecrire</text:span><text:span text:style-name="a1523" text:class-names=""><text:s text:c="1"/>:</text:span></text:p>
            <text:p text:style-name="a1526" text:class-names="" text:cond-style-name=""><text:span text:style-name="a1525" text:class-names=""/></text:p>
            <text:p text:style-name="a1529" text:class-names="" text:cond-style-name=""><text:span text:style-name="a1527" text:class-names="">App.route</text:span><text:span text:style-name="a1528" text:class-names="">(‘/car’)</text:span></text:p>
            <text:p text:style-name="a1538" text:class-names="" text:cond-style-name=""><text:span text:style-name="a1530" text:class-names=""><text:tab/></text:span><text:span text:style-name="a1531" text:class-names="">.</text:span><text:span text:style-name="a1532" text:class-names="">get</text:span><text:span text:style-name="a1533" text:class-names="">(</text:span><text:span text:style-name="a1534" text:class-names="">function</text:span><text:span text:style-name="a1535" text:class-names="">(</text:span><text:span text:style-name="a1536" text:class-names="">req,res</text:span><text:span text:style-name="a1537" text:class-names="">) {</text:span></text:p>
            <text:p text:style-name="a1543" text:class-names="" text:cond-style-name=""><text:span text:style-name="a1539" text:class-names=""><text:tab/></text:span><text:span text:style-name="a1540" text:class-names=""><text:tab/></text:span><text:span text:style-name="a1541" text:class-names="">res.send</text:span><text:span text:style-name="a1542" text:class-names="">(‘GET car’);</text:span></text:p>
            <text:p text:style-name="a1546" text:class-names="" text:cond-style-name=""><text:span text:style-name="a1544" text:class-names=""><text:tab/></text:span><text:span text:style-name="a1545" text:class-names="">})</text:span></text:p>
            <text:p text:style-name="a1553" text:class-names="" text:cond-style-name=""><text:span text:style-name="a1547" text:class-names=""><text:tab/></text:span><text:span text:style-name="a1548" text:class-names="">.post(</text:span><text:span text:style-name="a1549" text:class-names="">function</text:span><text:span text:style-name="a1550" text:class-names="">(</text:span><text:span text:style-name="a1551" text:class-names="">req,res</text:span><text:span text:style-name="a1552" text:class-names="">) {</text:span></text:p>
            <text:p text:style-name="a1558" text:class-names="" text:cond-style-name=""><text:span text:style-name="a1554" text:class-names=""><text:tab/></text:span><text:span text:style-name="a1555" text:class-names=""><text:tab/></text:span><text:span text:style-name="a1556" text:class-names="">res.send</text:span><text:span text:style-name="a1557" text:class-names="">(‘POST a car);</text:span></text:p>
            <text:p text:style-name="a1561" text:class-names="" text:cond-style-name=""><text:span text:style-name="a1559" text:class-names=""><text:tab/></text:span><text:span text:style-name="a1560" text:class-names="">})</text:span></text:p>
            <text:p text:style-name="a1568" text:class-names="" text:cond-style-name=""><text:span text:style-name="a1562" text:class-names=""><text:tab/></text:span><text:span text:style-name="a1563" text:class-names="">.put(</text:span><text:span text:style-name="a1564" text:class-names="">function</text:span><text:span text:style-name="a1565" text:class-names="">(</text:span><text:span text:style-name="a1566" text:class-names="">req,res</text:span><text:span text:style-name="a1567" text:class-names="">) {</text:span></text:p>
            <text:p text:style-name="a1573" text:class-names="" text:cond-style-name=""><text:span text:style-name="a1569" text:class-names=""><text:tab/></text:span><text:span text:style-name="a1570" text:class-names=""><text:tab/></text:span><text:span text:style-name="a1571" text:class-names="">res.send</text:span><text:span text:style-name="a1572" text:class-names="">(‘Update a car);</text:span></text:p>
            <text:p text:style-name="a1577" text:class-names="" text:cond-style-name=""><text:span text:style-name="a1574" text:class-names=""><text:tab/></text:span><text:span text:style-name="a1575" text:class-names="">});</text:span><text:span text:style-name="a1576" text:class-names=""/></text:p>
            <text:p text:style-name="a1579" text:class-names="" text:cond-style-name=""><text:span text:style-name="a1578" text:class-names=""/></text:p>
            <text:p text:style-name="a1581" text:class-names="" text:cond-style-name=""><text:span text:style-name="a1580" text:class-names=""/></text:p>
            <text:p text:style-name="a1583" text:class-names="" text:cond-style-name=""><text:span text:style-name="a1582" text:class-names=""/></text:p>
            <text:p text:style-name="a1585" text:class-names="" text:cond-style-name=""><text:span text:style-name="a1584" text:class-names=""/></text:p>
            <text:p text:style-name="a1587" text:class-names="" text:cond-style-name=""><text:span text:style-name="a1586" text:class-names=""/></text:p>
            <text:p text:style-name="a1589" text:class-names="" text:cond-style-name=""><text:span text:style-name="a1588" text:class-names=""/></text:p>
            <text:p text:style-name="a1591" text:class-names="" text:cond-style-name=""><text:span text:style-name="a1590" text:class-names=""/></text:p>
            <text:p text:style-name="a1593" text:class-names="" text:cond-style-name=""><text:span text:style-name="a1592" text:class-names=""/></text:p>
            <text:p text:style-name="a1595" text:class-names="" text:cond-style-name=""><text:span text:style-name="a1594" text:class-names=""/></text:p>
            <text:p text:style-name="a1597" text:class-names="" text:cond-style-name=""><text:span text:style-name="a1596" text:class-names=""/></text:p>
          </draw:text-box>
          <svg:title/>
          <svg:desc/>
        </draw:frame>
        <draw:custom-shape svg:x="0in" svg:y="0in" svg:width="11.02431in" svg:height="0.5in" draw:id="id145" draw:style-name="a1701" draw:name="Rectangle 1">
          <svg:title/>
          <svg:desc/>
          <text:p text:style-name="a1700" text:class-names="" text:cond-style-name=""><text:span text:style-name="a1599" text:class-names="">// will match acd and abcd<text:s text:c="1"/></text:span><text:span text:style-name="a1600" text:class-names="">app</text:span><text:span text:style-name="a1601" text:class-names="">.</text:span><text:span text:style-name="a1602" text:class-names="">get</text:span><text:span text:style-name="a1603" text:class-names="">(</text:span><text:span text:style-name="a1604" text:class-names="">'/ab?cd'</text:span><text:span text:style-name="a1605" text:class-names="">,</text:span><text:span text:style-name="a1606" text:class-names=""><text:s text:c="1"/></text:span><text:span text:style-name="a1607" text:class-names="">function</text:span><text:span text:style-name="a1608" text:class-names="">(</text:span><text:span text:style-name="a1609" text:class-names="">req</text:span><text:span text:style-name="a1610" text:class-names="">,</text:span><text:span text:style-name="a1611" text:class-names=""><text:s text:c="1"/>res</text:span><text:span text:style-name="a1612" text:class-names="">)</text:span><text:span text:style-name="a1613" text:class-names=""><text:s text:c="1"/></text:span><text:span text:style-name="a1614" text:class-names="">{</text:span><text:span text:style-name="a1615" text:class-names=""><text:s text:c="1"/>res</text:span><text:span text:style-name="a1616" text:class-names="">.</text:span><text:span text:style-name="a1617" text:class-names="">send</text:span><text:span text:style-name="a1618" text:class-names="">(</text:span><text:span text:style-name="a1619" text:class-names="">'ab?cd'</text:span><text:span text:style-name="a1620" text:class-names="">);</text:span><text:span text:style-name="a1621" text:class-names=""><text:s text:c="1"/></text:span><text:span text:style-name="a1622" text:class-names="">});</text:span><text:span text:style-name="a1623" text:class-names=""><text:s text:c="1"/></text:span><text:span text:style-name="a1624" text:class-names="">// will match abcd, abbcd, abbbcd, and so on<text:s text:c="1"/></text:span><text:span text:style-name="a1625" text:class-names="">app</text:span><text:span text:style-name="a1626" text:class-names="">.</text:span><text:span text:style-name="a1627" text:class-names="">get</text:span><text:span text:style-name="a1628" text:class-names="">(</text:span><text:span text:style-name="a1629" text:class-names="">'/ab+cd'</text:span><text:span text:style-name="a1630" text:class-names="">,</text:span><text:span text:style-name="a1631" text:class-names=""><text:s text:c="1"/></text:span><text:span text:style-name="a1632" text:class-names="">function</text:span><text:span text:style-name="a1633" text:class-names="">(</text:span><text:span text:style-name="a1634" text:class-names="">req</text:span><text:span text:style-name="a1635" text:class-names="">,</text:span><text:span text:style-name="a1636" text:class-names=""><text:s text:c="1"/>res</text:span><text:span text:style-name="a1637" text:class-names="">)</text:span><text:span text:style-name="a1638" text:class-names=""><text:s text:c="1"/></text:span><text:span text:style-name="a1639" text:class-names="">{</text:span><text:span text:style-name="a1640" text:class-names=""><text:s text:c="1"/>res</text:span><text:span text:style-name="a1641" text:class-names="">.</text:span><text:span text:style-name="a1642" text:class-names="">send</text:span><text:span text:style-name="a1643" text:class-names="">(</text:span><text:span text:style-name="a1644" text:class-names="">'ab+cd'</text:span><text:span text:style-name="a1645" text:class-names="">);</text:span><text:span text:style-name="a1646" text:class-names=""><text:s text:c="1"/></text:span><text:span text:style-name="a1647" text:class-names="">});</text:span><text:span text:style-name="a1648" text:class-names=""><text:s text:c="1"/></text:span><text:span text:style-name="a1649" text:class-names="">// will match abcd, abxcd, abRABDOMcd, ab123cd, and so on<text:s text:c="1"/></text:span><text:span text:style-name="a1650" text:class-names="">app</text:span><text:span text:style-name="a1651" text:class-names="">.</text:span><text:span text:style-name="a1652" text:class-names="">get</text:span><text:span text:style-name="a1653" text:class-names="">(</text:span><text:span text:style-name="a1654" text:class-names="">'/ab*cd'</text:span><text:span text:style-name="a1655" text:class-names="">,</text:span><text:span text:style-name="a1656" text:class-names=""><text:s text:c="1"/></text:span><text:span text:style-name="a1657" text:class-names="">function</text:span><text:span text:style-name="a1658" text:class-names="">(</text:span><text:span text:style-name="a1659" text:class-names="">req</text:span><text:span text:style-name="a1660" text:class-names="">,</text:span><text:span text:style-name="a1661" text:class-names=""><text:s text:c="1"/>res</text:span><text:span text:style-name="a1662" text:class-names="">)</text:span><text:span text:style-name="a1663" text:class-names=""><text:s text:c="1"/></text:span><text:span text:style-name="a1664" text:class-names="">{</text:span><text:span text:style-name="a1665" text:class-names=""><text:s text:c="1"/>res</text:span><text:span text:style-name="a1666" text:class-names="">.</text:span><text:span text:style-name="a1667" text:class-names="">send</text:span><text:span text:style-name="a1668" text:class-names="">(</text:span><text:span text:style-name="a1669" text:class-names="">'ab*cd'</text:span><text:span text:style-name="a1670" text:class-names="">);</text:span><text:span text:style-name="a1671" text:class-names=""><text:s text:c="1"/></text:span><text:span text:style-name="a1672" text:class-names="">});</text:span><text:span text:style-name="a1673" text:class-names=""><text:s text:c="1"/></text:span><text:span text:style-name="a1674" text:class-names="">// will match /abe and /abcde<text:s text:c="1"/></text:span><text:span text:style-name="a1675" text:class-names="">app</text:span><text:span text:style-name="a1676" text:class-names="">.</text:span><text:span text:style-name="a1677" text:class-names="">get</text:span><text:span text:style-name="a1678" text:class-names="">(</text:span><text:span text:style-name="a1679" text:class-names="">'/ab(cd)?e'</text:span><text:span text:style-name="a1680" text:class-names="">,</text:span><text:span text:style-name="a1681" text:class-names=""><text:s text:c="1"/></text:span><text:span text:style-name="a1682" text:class-names="">function</text:span><text:span text:style-name="a1683" text:class-names="">(</text:span><text:span text:style-name="a1684" text:class-names="">req</text:span><text:span text:style-name="a1685" text:class-names="">,</text:span><text:span text:style-name="a1686" text:class-names=""><text:s text:c="1"/>res</text:span><text:span text:style-name="a1687" text:class-names="">)</text:span><text:span text:style-name="a1688" text:class-names=""><text:s text:c="1"/></text:span><text:span text:style-name="a1689" text:class-names="">{</text:span><text:span text:style-name="a1690" text:class-names=""><text:s text:c="1"/>res</text:span><text:span text:style-name="a1691" text:class-names="">.</text:span><text:span text:style-name="a1692" text:class-names="">send</text:span><text:span text:style-name="a1693" text:class-names="">(</text:span><text:span text:style-name="a1694" text:class-names="">'ab(cd)?e'</text:span><text:span text:style-name="a1695" text:class-names="">);</text:span><text:span text:style-name="a1696" text:class-names=""><text:s text:c="1"/></text:span><text:span text:style-name="a1697" text:class-names="">});</text:span><text:span text:style-name="a1698" text:class-names=""><text:s text:c="1"/></text:span><text:span text:style-name="a16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707">
          <draw:frame draw:id="id146" draw:style-name="a1704" draw:name="Espace réservé du numéro de diapositive 6" svg:x="4.67953in" svg:y="11.10827in" svg:width="3.5878in" svg:height="0.58425in">
            <draw:text-box>
              <text:p text:style-name="a1703" text:class-names="" text:cond-style-name=""><text:span text:style-name="a1702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147" presentation:style-name="a1705" draw:name="Espace réservé de l'image des diapositives 1">
            <svg:title/>
            <svg:desc/>
          </draw:page-thumbnail>
          <draw:frame draw:id="id148" presentation:style-name="a170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0" draw:style-name="a1708" draw:master-page-name="Master1-Layout7-blank-Vide" presentation:presentation-page-layout-name="Master1-PPL7" draw:id="Slide-275">
        <draw:frame draw:id="id149" presentation:style-name="a1713" draw:name="Titre 1" svg:x="0.55118in" svg:y="0.32953in" svg:width="9.92087in" svg:height="1.38031in" presentation:class="title" presentation:placeholder="false">
          <draw:text-box>
            <text:p text:style-name="a1712" text:class-names="" text:cond-style-name=""><text:span text:style-name="a1709" text:class-names="">Module<text:s text:c="1"/></text:span><text:span text:style-name="a1710" text:class-names="">Jade</text:span><text:span text:style-name="a1711" text:class-names=""/></text:p>
          </draw:text-box>
          <svg:title/>
          <svg:desc/>
        </draw:frame>
        <draw:frame draw:id="id150" draw:style-name="a1804" draw:name="ZoneTexte 2" svg:x="0.70866in" svg:y="1.81102in" svg:width="9.44882in" svg:height="7.75in">
          <draw:text-box>
            <text:p text:style-name="a1717" text:class-names="" text:cond-style-name=""><text:span text:style-name="a1714" text:class-names="">Jade est un moteur de<text:s text:c="1"/></text:span><text:span text:style-name="a1715" text:class-names="">template</text:span><text:span text:style-name="a1716" text:class-names=""/></text:p>
            <text:p text:style-name="a1719" text:class-names="" text:cond-style-name=""><text:span text:style-name="a1718" text:class-names=""/></text:p>
            <text:p text:style-name="a1721" text:class-names="" text:cond-style-name=""><text:span text:style-name="a1720" text:class-names=""/></text:p>
            <text:p text:style-name="a1728" text:class-names="" text:cond-style-name=""><text:span text:style-name="a1722" text:class-names="">npm</text:span><text:span text:style-name="a1723" text:class-names=""><text:s text:c="1"/></text:span><text:span text:style-name="a1724" text:class-names="">install</text:span><text:span text:style-name="a1725" text:class-names=""><text:s text:c="1"/>jade –</text:span><text:span text:style-name="a1726" text:class-names="">save</text:span><text:span text:style-name="a1727" text:class-names=""/></text:p>
            <text:p text:style-name="a1730" text:class-names="" text:cond-style-name=""><text:span text:style-name="a1729" text:class-names=""/></text:p>
            <text:p text:style-name="a1733" text:class-names="" text:cond-style-name=""><text:span text:style-name="a1731" text:class-names="">Index.js</text:span><text:span text:style-name="a1732" text:class-names=""/></text:p>
            <text:p text:style-name="a1741" text:class-names="" text:cond-style-name=""><text:span text:style-name="a1734" text:class-names="">app.set</text:span><text:span text:style-name="a1735" text:class-names="">('</text:span><text:span text:style-name="a1736" text:class-names="">view</text:span><text:span text:style-name="a1737" text:class-names=""><text:s text:c="1"/></text:span><text:span text:style-name="a1738" text:class-names="">engine</text:span><text:span text:style-name="a1739" text:class-names="">', 'jade</text:span><text:span text:style-name="a1740" text:class-names="">');</text:span></text:p>
            <text:p text:style-name="a1751" text:class-names="" text:cond-style-name=""><text:span text:style-name="a1742" text:class-names="">app.get</text:span><text:span text:style-name="a1743" text:class-names="">('/',<text:s text:c="1"/></text:span><text:span text:style-name="a1744" text:class-names="">function</text:span><text:span text:style-name="a1745" text:class-names="">(</text:span><text:span text:style-name="a1746" text:class-names="">req</text:span><text:span text:style-name="a1747" text:class-names="">,<text:s text:c="1"/></text:span><text:span text:style-name="a1748" text:class-names="">res</text:span><text:span text:style-name="a1749" text:class-names="">) {<text:s text:c="1"/></text:span><text:span text:style-name="a1750" text:class-names=""/></text:p>
            <text:p text:style-name="a1756" text:class-names="" text:cond-style-name=""><text:span text:style-name="a1752" text:class-names=""><text:s text:c="1"/></text:span><text:span text:style-name="a1753" text:class-names="">res.render</text:span><text:span text:style-name="a1754" text:class-names="">('jade', {<text:s text:c="1"/></text:span><text:span text:style-name="a1755" text:class-names=""/></text:p>
            <text:p text:style-name="a1758" text:class-names="" text:cond-style-name=""><text:span text:style-name="a1757" text:class-names="">message: 'Nouvelle voiture'<text:s text:c="1"/></text:span></text:p>
            <text:p text:style-name="a1760" text:class-names="" text:cond-style-name=""><text:span text:style-name="a1759" text:class-names=""><text:s text:c="1"/>});</text:span></text:p>
            <text:p text:style-name="a1762" text:class-names="" text:cond-style-name=""><text:span text:style-name="a1761" text:class-names="">});</text:span></text:p>
            <text:p text:style-name="a1764" text:class-names="" text:cond-style-name=""><text:span text:style-name="a1763" text:class-names=""/></text:p>
            <text:p text:style-name="a1766" text:class-names="" text:cond-style-name=""><text:span text:style-name="a1765" text:class-names=""/></text:p>
            <text:p text:style-name="a1772" text:class-names="" text:cond-style-name=""><text:span text:style-name="a1767" text:class-names="">Créer un dossier<text:s text:c="1"/></text:span><text:span text:style-name="a1768" text:class-names="">views</text:span><text:span text:style-name="a1769" text:class-names=""><text:s text:c="1"/>et y mettre<text:s text:c="1"/></text:span><text:span text:style-name="a1770" text:class-names="">jade.jade</text:span><text:span text:style-name="a1771" text:class-names=""><text:s text:c="1"/>:</text:span></text:p>
            <text:p text:style-name="a1774" text:class-names="" text:cond-style-name=""><text:span text:style-name="a1773" text:class-names="">html</text:span></text:p>
            <text:p text:style-name="a1776" text:class-names="" text:cond-style-name=""><text:span text:style-name="a1775" text:class-names="">body</text:span></text:p>
            <text:p text:style-name="a1778" text:class-names="" text:cond-style-name=""><text:span text:style-name="a1777" text:class-names=""><text:s text:c="4"/>h1!= messageH1</text:span></text:p>
            <text:p text:style-name="a1780" text:class-names="" text:cond-style-name=""><text:span text:style-name="a1779" text:class-names=""/></text:p>
            <text:p text:style-name="a1784" text:class-names="" text:cond-style-name=""><text:span text:style-name="a1781" text:class-names=""><text:s text:c="4"/>form(action='/</text:span><text:span text:style-name="a1782" text:class-names="">newCar</text:span><text:span text:style-name="a1783" text:class-names="">', method='post')</text:span></text:p>
            <text:p text:style-name="a1790" text:class-names="" text:cond-style-name=""><text:span text:style-name="a1785" text:class-names=""><text:s text:c="6"/>input(name='</text:span><text:span text:style-name="a1786" text:class-names="">modele</text:span><text:span text:style-name="a1787" text:class-names="">', type='text', placeholder='</text:span><text:span text:style-name="a1788" text:class-names="">modele</text:span><text:span text:style-name="a1789" text:class-names="">')</text:span></text:p>
            <text:p text:style-name="a1792" text:class-names="" text:cond-style-name=""><text:span text:style-name="a1791" text:class-names=""><text:s text:c="6"/>input(name='marque', type='text', placeholder='marque')</text:span></text:p>
            <text:p text:style-name="a1798" text:class-names="" text:cond-style-name=""><text:span text:style-name="a1793" text:class-names=""><text:s text:c="6"/>input(name='</text:span><text:span text:style-name="a1794" text:class-names="">couleur</text:span><text:span text:style-name="a1795" text:class-names="">', type='text', placeholder='</text:span><text:span text:style-name="a1796" text:class-names="">couleur</text:span><text:span text:style-name="a1797" text:class-names="">')</text:span></text:p>
            <text:p text:style-name="a1803" text:class-names="" text:cond-style-name=""><text:span text:style-name="a1799" text:class-names=""><text:s text:c="6"/>input(type='submit', value='</text:span><text:span text:style-name="a1800" text:class-names="">enregistrerPOST</text:span><text:span text:style-name="a1801" text:class-names="">')</text:span><text:span text:style-name="a1802" text:class-names=""/></text:p>
          </draw:text-box>
          <svg:title/>
          <svg:desc/>
        </draw:frame>
        <presentation:notes draw:style-name="a1810">
          <draw:frame draw:id="id151" draw:style-name="a1807" draw:name="Espace réservé du numéro de diapositive 6" svg:x="4.67953in" svg:y="11.10827in" svg:width="3.5878in" svg:height="0.58425in">
            <draw:text-box>
              <text:p text:style-name="a1806" text:class-names="" text:cond-style-name=""><text:span text:style-name="a1805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152" presentation:style-name="a1808" draw:name="Espace réservé de l'image des diapositives 1">
            <svg:title/>
            <svg:desc/>
          </draw:page-thumbnail>
          <draw:frame draw:id="id153" presentation:style-name="a180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811" draw:master-page-name="Master1-Layout7-blank-Vide" presentation:presentation-page-layout-name="Master1-PPL7" draw:id="Slide-269">
        <draw:frame draw:id="id154" presentation:style-name="a1814" draw:name="Titre 1" svg:x="0.55118in" svg:y="0.32953in" svg:width="9.92087in" svg:height="1.38031in" presentation:class="title" presentation:placeholder="false">
          <draw:text-box>
            <text:p text:style-name="a1813" text:class-names="" text:cond-style-name=""><text:span text:style-name="a1812" text:class-names="">Utilisation Socket.io</text:span></text:p>
          </draw:text-box>
          <svg:title/>
          <svg:desc/>
        </draw:frame>
        <draw:frame draw:id="id155" draw:style-name="a1837" draw:name="ZoneTexte 2" svg:x="0.15748in" svg:y="1.93465in" svg:width="4.56693in" svg:height="5.46693in">
          <draw:text-box>
            <text:p text:style-name="a1816" text:class-names="" text:cond-style-name=""><text:span text:style-name="a1815" text:class-names="">Serveur :</text:span></text:p>
            <text:p text:style-name="a1818" text:class-names="" text:cond-style-name=""><text:span text:style-name="a1817" text:class-names="">var app = require('express')();</text:span></text:p>
            <text:p text:style-name="a1820" text:class-names="" text:cond-style-name=""><text:span text:style-name="a1819" text:class-names="">var http = require('http').Server(app);</text:span></text:p>
            <text:p text:style-name="a1822" text:class-names="" text:cond-style-name=""><text:span text:style-name="a1821" text:class-names=""/></text:p>
            <text:p text:style-name="a1824" text:class-names="" text:cond-style-name=""><text:span text:style-name="a1823" text:class-names="">app.get('/', function(req, res){</text:span></text:p>
            <text:p text:style-name="a1826" text:class-names="" text:cond-style-name=""><text:span text:style-name="a1825" text:class-names=""><text:s text:c="2"/>res.sendFile(__dirname + '/public/chat.html');</text:span></text:p>
            <text:p text:style-name="a1828" text:class-names="" text:cond-style-name=""><text:span text:style-name="a1827" text:class-names="">});</text:span></text:p>
            <text:p text:style-name="a1830" text:class-names="" text:cond-style-name=""><text:span text:style-name="a1829" text:class-names=""/></text:p>
            <text:p text:style-name="a1832" text:class-names="" text:cond-style-name=""><text:span text:style-name="a1831" text:class-names="">http.listen(3000, function(){</text:span></text:p>
            <text:p text:style-name="a1834" text:class-names="" text:cond-style-name=""><text:span text:style-name="a1833" text:class-names=""><text:s text:c="2"/>console.log('listening on *:3000');</text:span></text:p>
            <text:p text:style-name="a1836" text:class-names="" text:cond-style-name=""><text:span text:style-name="a1835" text:class-names="">});</text:span></text:p>
          </draw:text-box>
          <svg:title/>
          <svg:desc/>
        </draw:frame>
        <draw:frame draw:id="id156" draw:style-name="a1882" draw:name="ZoneTexte 3" svg:x="3.70079in" svg:y="1.93465in" svg:width="7.24409in" svg:height="5.46693in">
          <draw:text-box>
            <text:p text:style-name="a1839" text:class-names="" text:cond-style-name=""><text:span text:style-name="a1838" text:class-names="">Client :</text:span></text:p>
            <text:p text:style-name="a1841" text:class-names="" text:cond-style-name=""><text:span text:style-name="a1840" text:class-names="">&lt;html&gt;</text:span></text:p>
            <text:p text:style-name="a1843" text:class-names="" text:cond-style-name=""><text:span text:style-name="a1842" text:class-names=""><text:s text:c="2"/>&lt;head&gt;</text:span></text:p>
            <text:p text:style-name="a1845" text:class-names="" text:cond-style-name=""><text:span text:style-name="a1844" text:class-names=""><text:s text:c="4"/>&lt;title&gt;Socket.IO chat&lt;/title&gt;</text:span></text:p>
            <text:p text:style-name="a1847" text:class-names="" text:cond-style-name=""><text:span text:style-name="a1846" text:class-names=""><text:s text:c="4"/>&lt;style&gt;</text:span></text:p>
            <text:p text:style-name="a1849" text:class-names="" text:cond-style-name=""><text:span text:style-name="a1848" text:class-names=""><text:s text:c="6"/>* { margin: 0; padding: 0; box-sizing: border-box; }</text:span></text:p>
            <text:p text:style-name="a1851" text:class-names="" text:cond-style-name=""><text:span text:style-name="a1850" text:class-names=""><text:s text:c="6"/>body { font: 13px Helvetica, Arial; }</text:span></text:p>
            <text:p text:style-name="a1853" text:class-names="" text:cond-style-name=""><text:span text:style-name="a1852" text:class-names=""><text:s text:c="6"/>form { background: #000; padding: 3px; position: fixed; bottom: 0; width: 100%; }</text:span></text:p>
            <text:p text:style-name="a1855" text:class-names="" text:cond-style-name=""><text:span text:style-name="a1854" text:class-names=""><text:s text:c="6"/>form input { border: 0; padding: 10px; width: 90%; margin-right: .5%; }</text:span></text:p>
            <text:p text:style-name="a1857" text:class-names="" text:cond-style-name=""><text:span text:style-name="a1856" text:class-names=""><text:s text:c="6"/>form button { width: 9%; background: rgb(130, 224, 255); border: none; padding: 10px; }</text:span></text:p>
            <text:p text:style-name="a1859" text:class-names="" text:cond-style-name=""><text:span text:style-name="a1858" text:class-names=""><text:s text:c="6"/>#messages { list-style-type: none; margin: 0; padding: 0; }</text:span></text:p>
            <text:p text:style-name="a1861" text:class-names="" text:cond-style-name=""><text:span text:style-name="a1860" text:class-names=""><text:s text:c="6"/>#messages li { padding: 5px 10px; }</text:span></text:p>
            <text:p text:style-name="a1863" text:class-names="" text:cond-style-name=""><text:span text:style-name="a1862" text:class-names=""><text:s text:c="6"/>#messages li:nth-child(odd) { background: #eee; }</text:span></text:p>
            <text:p text:style-name="a1865" text:class-names="" text:cond-style-name=""><text:span text:style-name="a1864" text:class-names=""><text:s text:c="4"/>&lt;/style&gt;</text:span></text:p>
            <text:p text:style-name="a1867" text:class-names="" text:cond-style-name=""><text:span text:style-name="a1866" text:class-names=""><text:s text:c="2"/>&lt;/head&gt;</text:span></text:p>
            <text:p text:style-name="a1869" text:class-names="" text:cond-style-name=""><text:span text:style-name="a1868" text:class-names=""><text:s text:c="2"/>&lt;body&gt;</text:span></text:p>
            <text:p text:style-name="a1871" text:class-names="" text:cond-style-name=""><text:span text:style-name="a1870" text:class-names=""><text:s text:c="4"/>&lt;ul id="messages"&gt;&lt;/ul&gt;</text:span></text:p>
            <text:p text:style-name="a1873" text:class-names="" text:cond-style-name=""><text:span text:style-name="a1872" text:class-names=""><text:s text:c="4"/>&lt;form action=""&gt;</text:span></text:p>
            <text:p text:style-name="a1875" text:class-names="" text:cond-style-name=""><text:span text:style-name="a1874" text:class-names=""><text:s text:c="6"/>&lt;input id="m" autocomplete="off" /&gt;&lt;button&gt;Send&lt;/button&gt;</text:span></text:p>
            <text:p text:style-name="a1877" text:class-names="" text:cond-style-name=""><text:span text:style-name="a1876" text:class-names=""><text:s text:c="4"/>&lt;/form&gt;</text:span></text:p>
            <text:p text:style-name="a1879" text:class-names="" text:cond-style-name=""><text:span text:style-name="a1878" text:class-names=""><text:s text:c="2"/>&lt;/body&gt;</text:span></text:p>
            <text:p text:style-name="a1881" text:class-names="" text:cond-style-name=""><text:span text:style-name="a1880" text:class-names="">&lt;/html&gt;</text:span></text:p>
          </draw:text-box>
          <svg:title/>
          <svg:desc/>
        </draw:frame>
        <presentation:notes draw:style-name="a1888">
          <draw:frame draw:id="id157" draw:style-name="a1885" draw:name="Espace réservé du numéro de diapositive 6" svg:x="4.67953in" svg:y="11.10827in" svg:width="3.5878in" svg:height="0.58425in">
            <draw:text-box>
              <text:p text:style-name="a1884" text:class-names="" text:cond-style-name=""><text:span text:style-name="a1883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158" presentation:style-name="a1886" draw:name="Espace réservé de l'image des diapositives 1">
            <svg:title/>
            <svg:desc/>
          </draw:page-thumbnail>
          <draw:frame draw:id="id159" presentation:style-name="a188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889" draw:master-page-name="Master1-Layout7-blank-Vide" presentation:presentation-page-layout-name="Master1-PPL7" draw:id="Slide-270">
        <draw:frame draw:id="id160" presentation:style-name="a1892" draw:name="Titre 1" svg:x="0.55118in" svg:y="0.32953in" svg:width="9.92087in" svg:height="1.38031in" presentation:class="title" presentation:placeholder="false">
          <draw:text-box>
            <text:p text:style-name="a1891" text:class-names="" text:cond-style-name=""><text:span text:style-name="a1890" text:class-names="">Utilisation Socket.io</text:span></text:p>
          </draw:text-box>
          <svg:title/>
          <svg:desc/>
        </draw:frame>
        <draw:frame draw:id="id161" draw:style-name="a1925" draw:name="ZoneTexte 2" svg:x="0.15748in" svg:y="1.93465in" svg:width="4.56693in" svg:height="5.46693in">
          <draw:text-box>
            <text:p text:style-name="a1894" text:class-names="" text:cond-style-name=""><text:span text:style-name="a1893" text:class-names="">Serveur :</text:span></text:p>
            <text:p text:style-name="a1896" text:class-names="" text:cond-style-name=""><text:span text:style-name="a1895" text:class-names="">var app = require('express')();</text:span></text:p>
            <text:p text:style-name="a1898" text:class-names="" text:cond-style-name=""><text:span text:style-name="a1897" text:class-names="">var http = require('http').Server(app);</text:span></text:p>
            <text:p text:style-name="a1900" text:class-names="" text:cond-style-name=""><text:span text:style-name="a1899" text:class-names="">var io = require('socket.io')(http);</text:span></text:p>
            <text:p text:style-name="a1902" text:class-names="" text:cond-style-name=""><text:span text:style-name="a1901" text:class-names=""/></text:p>
            <text:p text:style-name="a1904" text:class-names="" text:cond-style-name=""><text:span text:style-name="a1903" text:class-names="">app.get('/', function(req, res){</text:span></text:p>
            <text:p text:style-name="a1906" text:class-names="" text:cond-style-name=""><text:span text:style-name="a1905" text:class-names=""><text:s text:c="2"/>res.sendFile(__dirname + '/public/chat.html');</text:span></text:p>
            <text:p text:style-name="a1908" text:class-names="" text:cond-style-name=""><text:span text:style-name="a1907" text:class-names="">});</text:span></text:p>
            <text:p text:style-name="a1910" text:class-names="" text:cond-style-name=""><text:span text:style-name="a1909" text:class-names=""/></text:p>
            <text:p text:style-name="a1912" text:class-names="" text:cond-style-name=""><text:span text:style-name="a1911" text:class-names="">io.on('connection', function(socket){</text:span></text:p>
            <text:p text:style-name="a1914" text:class-names="" text:cond-style-name=""><text:span text:style-name="a1913" text:class-names=""><text:s text:c="2"/>console.log('a user connected');</text:span></text:p>
            <text:p text:style-name="a1916" text:class-names="" text:cond-style-name=""><text:span text:style-name="a1915" text:class-names="">});</text:span></text:p>
            <text:p text:style-name="a1918" text:class-names="" text:cond-style-name=""><text:span text:style-name="a1917" text:class-names=""/></text:p>
            <text:p text:style-name="a1920" text:class-names="" text:cond-style-name=""><text:span text:style-name="a1919" text:class-names="">http.listen(3000, function(){</text:span></text:p>
            <text:p text:style-name="a1922" text:class-names="" text:cond-style-name=""><text:span text:style-name="a1921" text:class-names=""><text:s text:c="2"/>console.log('listening on *:3000');</text:span></text:p>
            <text:p text:style-name="a1924" text:class-names="" text:cond-style-name=""><text:span text:style-name="a1923" text:class-names="">});</text:span></text:p>
          </draw:text-box>
          <svg:title/>
          <svg:desc/>
        </draw:frame>
        <draw:frame draw:id="id162" draw:style-name="a1978" draw:name="ZoneTexte 3" svg:x="3.70079in" svg:y="1.93465in" svg:width="7.24409in" svg:height="5.46693in">
          <draw:text-box>
            <text:p text:style-name="a1927" text:class-names="" text:cond-style-name=""><text:span text:style-name="a1926" text:class-names="">Client :</text:span></text:p>
            <text:p text:style-name="a1929" text:class-names="" text:cond-style-name=""><text:span text:style-name="a1928" text:class-names="">&lt;html&gt;</text:span></text:p>
            <text:p text:style-name="a1931" text:class-names="" text:cond-style-name=""><text:span text:style-name="a1930" text:class-names=""><text:s text:c="2"/>&lt;head&gt;</text:span></text:p>
            <text:p text:style-name="a1933" text:class-names="" text:cond-style-name=""><text:span text:style-name="a1932" text:class-names=""><text:s text:c="4"/>&lt;title&gt;Socket.IO chat&lt;/title&gt;</text:span></text:p>
            <text:p text:style-name="a1935" text:class-names="" text:cond-style-name=""><text:span text:style-name="a1934" text:class-names=""><text:s text:c="4"/>&lt;style&gt;</text:span></text:p>
            <text:p text:style-name="a1937" text:class-names="" text:cond-style-name=""><text:span text:style-name="a1936" text:class-names=""><text:s text:c="6"/>* { margin: 0; padding: 0; box-sizing: border-box; }</text:span></text:p>
            <text:p text:style-name="a1939" text:class-names="" text:cond-style-name=""><text:span text:style-name="a1938" text:class-names=""><text:s text:c="6"/>body { font: 13px Helvetica, Arial; }</text:span></text:p>
            <text:p text:style-name="a1941" text:class-names="" text:cond-style-name=""><text:span text:style-name="a1940" text:class-names=""><text:s text:c="6"/>form { background: #000; padding: 3px; position: fixed; bottom: 0; width: 100%; }</text:span></text:p>
            <text:p text:style-name="a1943" text:class-names="" text:cond-style-name=""><text:span text:style-name="a1942" text:class-names=""><text:s text:c="6"/>form input { border: 0; padding: 10px; width: 90%; margin-right: .5%; }</text:span></text:p>
            <text:p text:style-name="a1945" text:class-names="" text:cond-style-name=""><text:span text:style-name="a1944" text:class-names=""><text:s text:c="6"/>form button { width: 9%; background: rgb(130, 224, 255); border: none; padding: 10px; }</text:span></text:p>
            <text:p text:style-name="a1947" text:class-names="" text:cond-style-name=""><text:span text:style-name="a1946" text:class-names=""><text:s text:c="6"/>#messages { list-style-type: none; margin: 0; padding: 0; }</text:span></text:p>
            <text:p text:style-name="a1949" text:class-names="" text:cond-style-name=""><text:span text:style-name="a1948" text:class-names=""><text:s text:c="6"/>#messages li { padding: 5px 10px; }</text:span></text:p>
            <text:p text:style-name="a1951" text:class-names="" text:cond-style-name=""><text:span text:style-name="a1950" text:class-names=""><text:s text:c="6"/>#messages li:nth-child(odd) { background: #eee; }</text:span></text:p>
            <text:p text:style-name="a1953" text:class-names="" text:cond-style-name=""><text:span text:style-name="a1952" text:class-names=""><text:s text:c="4"/>&lt;/style&gt;</text:span></text:p>
            <text:p text:style-name="a1955" text:class-names="" text:cond-style-name=""><text:span text:style-name="a1954" text:class-names=""><text:s text:c="2"/>&lt;/head&gt;</text:span></text:p>
            <text:p text:style-name="a1957" text:class-names="" text:cond-style-name=""><text:span text:style-name="a1956" text:class-names=""><text:s text:c="2"/>&lt;body&gt;</text:span></text:p>
            <text:p text:style-name="a1959" text:class-names="" text:cond-style-name=""><text:span text:style-name="a1958" text:class-names=""><text:s text:c="4"/>&lt;ul id="messages"&gt;&lt;/ul&gt;</text:span></text:p>
            <text:p text:style-name="a1961" text:class-names="" text:cond-style-name=""><text:span text:style-name="a1960" text:class-names=""><text:s text:c="4"/>&lt;form action=""&gt;</text:span></text:p>
            <text:p text:style-name="a1963" text:class-names="" text:cond-style-name=""><text:span text:style-name="a1962" text:class-names=""><text:s text:c="6"/>&lt;input id="m" autocomplete="off" /&gt;&lt;button&gt;Send&lt;/button&gt;</text:span></text:p>
            <text:p text:style-name="a1965" text:class-names="" text:cond-style-name=""><text:span text:style-name="a1964" text:class-names=""><text:s text:c="4"/>&lt;/form&gt;</text:span></text:p>
            <text:p text:style-name="a1967" text:class-names="" text:cond-style-name=""><text:span text:style-name="a1966" text:class-names="">&lt;script src="/socket.io/socket.io.js"&gt;&lt;/script&gt;</text:span></text:p>
            <text:p text:style-name="a1969" text:class-names="" text:cond-style-name=""><text:span text:style-name="a1968" text:class-names="">&lt;script&gt;</text:span></text:p>
            <text:p text:style-name="a1971" text:class-names="" text:cond-style-name=""><text:span text:style-name="a1970" text:class-names=""><text:s text:c="2"/>var socket = io();</text:span></text:p>
            <text:p text:style-name="a1973" text:class-names="" text:cond-style-name=""><text:span text:style-name="a1972" text:class-names="">&lt;/script&gt;</text:span></text:p>
            <text:p text:style-name="a1975" text:class-names="" text:cond-style-name=""><text:span text:style-name="a1974" text:class-names=""><text:s text:c="2"/>&lt;/body&gt;</text:span></text:p>
            <text:p text:style-name="a1977" text:class-names="" text:cond-style-name=""><text:span text:style-name="a1976" text:class-names="">&lt;/html&gt;</text:span></text:p>
          </draw:text-box>
          <svg:title/>
          <svg:desc/>
        </draw:frame>
        <presentation:notes draw:style-name="a1984">
          <draw:frame draw:id="id163" draw:style-name="a1981" draw:name="Espace réservé du numéro de diapositive 6" svg:x="4.67953in" svg:y="11.10827in" svg:width="3.5878in" svg:height="0.58425in">
            <draw:text-box>
              <text:p text:style-name="a1980" text:class-names="" text:cond-style-name=""><text:span text:style-name="a1979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164" presentation:style-name="a1982" draw:name="Espace réservé de l'image des diapositives 1">
            <svg:title/>
            <svg:desc/>
          </draw:page-thumbnail>
          <draw:frame draw:id="id165" presentation:style-name="a198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985" draw:master-page-name="Master1-Layout7-blank-Vide" presentation:presentation-page-layout-name="Master1-PPL7" draw:id="Slide-271">
        <draw:frame draw:id="id166" presentation:style-name="a1988" draw:name="Titre 1" svg:x="0.55118in" svg:y="0.32953in" svg:width="9.92087in" svg:height="1.38031in" presentation:class="title" presentation:placeholder="false">
          <draw:text-box>
            <text:p text:style-name="a1987" text:class-names="" text:cond-style-name=""><text:span text:style-name="a1986" text:class-names="">Utilisation Socket.io</text:span></text:p>
          </draw:text-box>
          <svg:title/>
          <svg:desc/>
        </draw:frame>
        <draw:frame draw:id="id167" draw:style-name="a2027" draw:name="ZoneTexte 2" svg:x="0.15748in" svg:y="1.93465in" svg:width="4.56693in" svg:height="5.46693in">
          <draw:text-box>
            <text:p text:style-name="a1990" text:class-names="" text:cond-style-name=""><text:span text:style-name="a1989" text:class-names="">Serveur :</text:span></text:p>
            <text:p text:style-name="a1992" text:class-names="" text:cond-style-name=""><text:span text:style-name="a1991" text:class-names="">var app = require('express')();</text:span></text:p>
            <text:p text:style-name="a1994" text:class-names="" text:cond-style-name=""><text:span text:style-name="a1993" text:class-names="">var http = require('http').Server(app);</text:span></text:p>
            <text:p text:style-name="a1996" text:class-names="" text:cond-style-name=""><text:span text:style-name="a1995" text:class-names="">var io = require('socket.io')(http);</text:span></text:p>
            <text:p text:style-name="a1998" text:class-names="" text:cond-style-name=""><text:span text:style-name="a1997" text:class-names=""/></text:p>
            <text:p text:style-name="a2000" text:class-names="" text:cond-style-name=""><text:span text:style-name="a1999" text:class-names="">app.get('/', function(req, res){</text:span></text:p>
            <text:p text:style-name="a2002" text:class-names="" text:cond-style-name=""><text:span text:style-name="a2001" text:class-names=""><text:s text:c="2"/>res.sendFile(__dirname + '/public/chat.html');</text:span></text:p>
            <text:p text:style-name="a2004" text:class-names="" text:cond-style-name=""><text:span text:style-name="a2003" text:class-names="">});</text:span></text:p>
            <text:p text:style-name="a2006" text:class-names="" text:cond-style-name=""><text:span text:style-name="a2005" text:class-names=""/></text:p>
            <text:p text:style-name="a2008" text:class-names="" text:cond-style-name=""><text:span text:style-name="a2007" text:class-names="">io.on('connection', function(socket){</text:span></text:p>
            <text:p text:style-name="a2010" text:class-names="" text:cond-style-name=""><text:span text:style-name="a2009" text:class-names=""><text:s text:c="2"/>console.log('a user connected');</text:span></text:p>
            <text:p text:style-name="a2012" text:class-names="" text:cond-style-name=""><text:span text:style-name="a2011" text:class-names="">socket.on('disconnect', function(){</text:span></text:p>
            <text:p text:style-name="a2014" text:class-names="" text:cond-style-name=""><text:span text:style-name="a2013" text:class-names=""><text:s text:c="4"/>console.log('user disconnected');</text:span></text:p>
            <text:p text:style-name="a2016" text:class-names="" text:cond-style-name=""><text:span text:style-name="a2015" text:class-names=""><text:s text:c="2"/>});</text:span></text:p>
            <text:p text:style-name="a2018" text:class-names="" text:cond-style-name=""><text:span text:style-name="a2017" text:class-names="">});</text:span></text:p>
            <text:p text:style-name="a2020" text:class-names="" text:cond-style-name=""><text:span text:style-name="a2019" text:class-names=""/></text:p>
            <text:p text:style-name="a2022" text:class-names="" text:cond-style-name=""><text:span text:style-name="a2021" text:class-names="">http.listen(3000, function(){</text:span></text:p>
            <text:p text:style-name="a2024" text:class-names="" text:cond-style-name=""><text:span text:style-name="a2023" text:class-names=""><text:s text:c="2"/>console.log('listening on *:3000');</text:span></text:p>
            <text:p text:style-name="a2026" text:class-names="" text:cond-style-name=""><text:span text:style-name="a2025" text:class-names="">});</text:span></text:p>
          </draw:text-box>
          <svg:title/>
          <svg:desc/>
        </draw:frame>
        <draw:frame draw:id="id168" draw:style-name="a2080" draw:name="ZoneTexte 3" svg:x="3.70079in" svg:y="1.93465in" svg:width="7.24409in" svg:height="5.46693in">
          <draw:text-box>
            <text:p text:style-name="a2029" text:class-names="" text:cond-style-name=""><text:span text:style-name="a2028" text:class-names="">Client :</text:span></text:p>
            <text:p text:style-name="a2031" text:class-names="" text:cond-style-name=""><text:span text:style-name="a2030" text:class-names="">&lt;html&gt;</text:span></text:p>
            <text:p text:style-name="a2033" text:class-names="" text:cond-style-name=""><text:span text:style-name="a2032" text:class-names=""><text:s text:c="2"/>&lt;head&gt;</text:span></text:p>
            <text:p text:style-name="a2035" text:class-names="" text:cond-style-name=""><text:span text:style-name="a2034" text:class-names=""><text:s text:c="4"/>&lt;title&gt;Socket.IO chat&lt;/title&gt;</text:span></text:p>
            <text:p text:style-name="a2037" text:class-names="" text:cond-style-name=""><text:span text:style-name="a2036" text:class-names=""><text:s text:c="4"/>&lt;style&gt;</text:span></text:p>
            <text:p text:style-name="a2039" text:class-names="" text:cond-style-name=""><text:span text:style-name="a2038" text:class-names=""><text:s text:c="6"/>* { margin: 0; padding: 0; box-sizing: border-box; }</text:span></text:p>
            <text:p text:style-name="a2041" text:class-names="" text:cond-style-name=""><text:span text:style-name="a2040" text:class-names=""><text:s text:c="6"/>body { font: 13px Helvetica, Arial; }</text:span></text:p>
            <text:p text:style-name="a2043" text:class-names="" text:cond-style-name=""><text:span text:style-name="a2042" text:class-names=""><text:s text:c="6"/>form { background: #000; padding: 3px; position: fixed; bottom: 0; width: 100%; }</text:span></text:p>
            <text:p text:style-name="a2045" text:class-names="" text:cond-style-name=""><text:span text:style-name="a2044" text:class-names=""><text:s text:c="6"/>form input { border: 0; padding: 10px; width: 90%; margin-right: .5%; }</text:span></text:p>
            <text:p text:style-name="a2047" text:class-names="" text:cond-style-name=""><text:span text:style-name="a2046" text:class-names=""><text:s text:c="6"/>form button { width: 9%; background: rgb(130, 224, 255); border: none; padding: 10px; }</text:span></text:p>
            <text:p text:style-name="a2049" text:class-names="" text:cond-style-name=""><text:span text:style-name="a2048" text:class-names=""><text:s text:c="6"/>#messages { list-style-type: none; margin: 0; padding: 0; }</text:span></text:p>
            <text:p text:style-name="a2051" text:class-names="" text:cond-style-name=""><text:span text:style-name="a2050" text:class-names=""><text:s text:c="6"/>#messages li { padding: 5px 10px; }</text:span></text:p>
            <text:p text:style-name="a2053" text:class-names="" text:cond-style-name=""><text:span text:style-name="a2052" text:class-names=""><text:s text:c="6"/>#messages li:nth-child(odd) { background: #eee; }</text:span></text:p>
            <text:p text:style-name="a2055" text:class-names="" text:cond-style-name=""><text:span text:style-name="a2054" text:class-names=""><text:s text:c="4"/>&lt;/style&gt;</text:span></text:p>
            <text:p text:style-name="a2057" text:class-names="" text:cond-style-name=""><text:span text:style-name="a2056" text:class-names=""><text:s text:c="2"/>&lt;/head&gt;</text:span></text:p>
            <text:p text:style-name="a2059" text:class-names="" text:cond-style-name=""><text:span text:style-name="a2058" text:class-names=""><text:s text:c="2"/>&lt;body&gt;</text:span></text:p>
            <text:p text:style-name="a2061" text:class-names="" text:cond-style-name=""><text:span text:style-name="a2060" text:class-names=""><text:s text:c="4"/>&lt;ul id="messages"&gt;&lt;/ul&gt;</text:span></text:p>
            <text:p text:style-name="a2063" text:class-names="" text:cond-style-name=""><text:span text:style-name="a2062" text:class-names=""><text:s text:c="4"/>&lt;form action=""&gt;</text:span></text:p>
            <text:p text:style-name="a2065" text:class-names="" text:cond-style-name=""><text:span text:style-name="a2064" text:class-names=""><text:s text:c="6"/>&lt;input id="m" autocomplete="off" /&gt;&lt;button&gt;Send&lt;/button&gt;</text:span></text:p>
            <text:p text:style-name="a2067" text:class-names="" text:cond-style-name=""><text:span text:style-name="a2066" text:class-names=""><text:s text:c="4"/>&lt;/form&gt;</text:span></text:p>
            <text:p text:style-name="a2069" text:class-names="" text:cond-style-name=""><text:span text:style-name="a2068" text:class-names="">&lt;script src="/socket.io/socket.io.js"&gt;&lt;/script&gt;</text:span></text:p>
            <text:p text:style-name="a2071" text:class-names="" text:cond-style-name=""><text:span text:style-name="a2070" text:class-names="">&lt;script&gt;</text:span></text:p>
            <text:p text:style-name="a2073" text:class-names="" text:cond-style-name=""><text:span text:style-name="a2072" text:class-names=""><text:s text:c="2"/>var socket = io();</text:span></text:p>
            <text:p text:style-name="a2075" text:class-names="" text:cond-style-name=""><text:span text:style-name="a2074" text:class-names="">&lt;/script&gt;</text:span></text:p>
            <text:p text:style-name="a2077" text:class-names="" text:cond-style-name=""><text:span text:style-name="a2076" text:class-names=""><text:s text:c="2"/>&lt;/body&gt;</text:span></text:p>
            <text:p text:style-name="a2079" text:class-names="" text:cond-style-name=""><text:span text:style-name="a2078" text:class-names="">&lt;/html&gt;</text:span></text:p>
          </draw:text-box>
          <svg:title/>
          <svg:desc/>
        </draw:frame>
        <presentation:notes draw:style-name="a2086">
          <draw:frame draw:id="id169" draw:style-name="a2083" draw:name="Espace réservé du numéro de diapositive 6" svg:x="4.67953in" svg:y="11.10827in" svg:width="3.5878in" svg:height="0.58425in">
            <draw:text-box>
              <text:p text:style-name="a2082" text:class-names="" text:cond-style-name=""><text:span text:style-name="a2081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170" presentation:style-name="a2084" draw:name="Espace réservé de l'image des diapositives 1">
            <svg:title/>
            <svg:desc/>
          </draw:page-thumbnail>
          <draw:frame draw:id="id171" presentation:style-name="a208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2087" draw:master-page-name="Master1-Layout7-blank-Vide" presentation:presentation-page-layout-name="Master1-PPL7" draw:id="Slide-272">
        <draw:frame draw:id="id172" presentation:style-name="a2090" draw:name="Titre 1" svg:x="0.55118in" svg:y="0.32953in" svg:width="9.92087in" svg:height="1.38031in" presentation:class="title" presentation:placeholder="false">
          <draw:text-box>
            <text:p text:style-name="a2089" text:class-names="" text:cond-style-name=""><text:span text:style-name="a2088" text:class-names="">Utilisation Socket.io</text:span></text:p>
          </draw:text-box>
          <svg:title/>
          <svg:desc/>
        </draw:frame>
        <draw:frame draw:id="id173" draw:style-name="a2135" draw:name="ZoneTexte 2" svg:x="0.15748in" svg:y="1.93465in" svg:width="4.56693in" svg:height="5.46693in">
          <draw:text-box>
            <text:p text:style-name="a2092" text:class-names="" text:cond-style-name=""><text:span text:style-name="a2091" text:class-names="">Serveur :</text:span></text:p>
            <text:p text:style-name="a2094" text:class-names="" text:cond-style-name=""><text:span text:style-name="a2093" text:class-names="">var app = require('express')();</text:span></text:p>
            <text:p text:style-name="a2096" text:class-names="" text:cond-style-name=""><text:span text:style-name="a2095" text:class-names="">var http = require('http').Server(app);</text:span></text:p>
            <text:p text:style-name="a2098" text:class-names="" text:cond-style-name=""><text:span text:style-name="a2097" text:class-names="">var io = require('socket.io')(http);</text:span></text:p>
            <text:p text:style-name="a2100" text:class-names="" text:cond-style-name=""><text:span text:style-name="a2099" text:class-names=""/></text:p>
            <text:p text:style-name="a2102" text:class-names="" text:cond-style-name=""><text:span text:style-name="a2101" text:class-names="">app.get('/', function(req, res){</text:span></text:p>
            <text:p text:style-name="a2104" text:class-names="" text:cond-style-name=""><text:span text:style-name="a2103" text:class-names=""><text:s text:c="2"/>res.sendFile(__dirname + '/public/chat.html');</text:span></text:p>
            <text:p text:style-name="a2106" text:class-names="" text:cond-style-name=""><text:span text:style-name="a2105" text:class-names="">});</text:span></text:p>
            <text:p text:style-name="a2108" text:class-names="" text:cond-style-name=""><text:span text:style-name="a2107" text:class-names=""/></text:p>
            <text:p text:style-name="a2110" text:class-names="" text:cond-style-name=""><text:span text:style-name="a2109" text:class-names="">io.on('connection', function(socket){</text:span></text:p>
            <text:p text:style-name="a2112" text:class-names="" text:cond-style-name=""><text:span text:style-name="a2111" text:class-names=""><text:s text:c="2"/>console.log('a user connected');</text:span></text:p>
            <text:p text:style-name="a2114" text:class-names="" text:cond-style-name=""><text:span text:style-name="a2113" text:class-names="">socket.on('disconnect', function(){</text:span></text:p>
            <text:p text:style-name="a2116" text:class-names="" text:cond-style-name=""><text:span text:style-name="a2115" text:class-names=""><text:s text:c="4"/>console.log('user disconnected');</text:span></text:p>
            <text:p text:style-name="a2118" text:class-names="" text:cond-style-name=""><text:span text:style-name="a2117" text:class-names=""><text:s text:c="2"/>});</text:span></text:p>
            <text:p text:style-name="a2120" text:class-names="" text:cond-style-name=""><text:span text:style-name="a2119" text:class-names="">socket.on('chat message', function(msg){</text:span></text:p>
            <text:p text:style-name="a2122" text:class-names="" text:cond-style-name=""><text:span text:style-name="a2121" text:class-names=""><text:s text:c="4"/>console.log('message: ' + msg);</text:span></text:p>
            <text:p text:style-name="a2124" text:class-names="" text:cond-style-name=""><text:span text:style-name="a2123" text:class-names=""><text:s text:c="2"/>});</text:span></text:p>
            <text:p text:style-name="a2126" text:class-names="" text:cond-style-name=""><text:span text:style-name="a2125" text:class-names="">});</text:span></text:p>
            <text:p text:style-name="a2128" text:class-names="" text:cond-style-name=""><text:span text:style-name="a2127" text:class-names=""/></text:p>
            <text:p text:style-name="a2130" text:class-names="" text:cond-style-name=""><text:span text:style-name="a2129" text:class-names="">http.listen(3000, function(){</text:span></text:p>
            <text:p text:style-name="a2132" text:class-names="" text:cond-style-name=""><text:span text:style-name="a2131" text:class-names=""><text:s text:c="2"/>console.log('listening on *:3000');</text:span></text:p>
            <text:p text:style-name="a2134" text:class-names="" text:cond-style-name=""><text:span text:style-name="a2133" text:class-names="">});</text:span></text:p>
          </draw:text-box>
          <svg:title/>
          <svg:desc/>
        </draw:frame>
        <draw:frame draw:id="id174" draw:style-name="a2200" draw:name="ZoneTexte 3" svg:x="3.70079in" svg:y="1.93465in" svg:width="7.24409in" svg:height="6.16378in">
          <draw:text-box>
            <text:p text:style-name="a2137" text:class-names="" text:cond-style-name=""><text:span text:style-name="a2136" text:class-names="">Client :</text:span></text:p>
            <text:p text:style-name="a2139" text:class-names="" text:cond-style-name=""><text:span text:style-name="a2138" text:class-names="">&lt;html&gt;</text:span></text:p>
            <text:p text:style-name="a2141" text:class-names="" text:cond-style-name=""><text:span text:style-name="a2140" text:class-names=""><text:s text:c="2"/>&lt;head&gt;</text:span></text:p>
            <text:p text:style-name="a2143" text:class-names="" text:cond-style-name=""><text:span text:style-name="a2142" text:class-names=""><text:s text:c="4"/>&lt;title&gt;Socket.IO chat&lt;/title&gt;</text:span></text:p>
            <text:p text:style-name="a2145" text:class-names="" text:cond-style-name=""><text:span text:style-name="a2144" text:class-names=""><text:s text:c="4"/>&lt;style&gt;</text:span></text:p>
            <text:p text:style-name="a2147" text:class-names="" text:cond-style-name=""><text:span text:style-name="a2146" text:class-names=""><text:s text:c="6"/>* { margin: 0; padding: 0; box-sizing: border-box; }</text:span></text:p>
            <text:p text:style-name="a2149" text:class-names="" text:cond-style-name=""><text:span text:style-name="a2148" text:class-names=""><text:s text:c="6"/>body { font: 13px Helvetica, Arial; }</text:span></text:p>
            <text:p text:style-name="a2151" text:class-names="" text:cond-style-name=""><text:span text:style-name="a2150" text:class-names=""><text:s text:c="6"/>form { background: #000; padding: 3px; position: fixed; bottom: 0; width: 100%; }</text:span></text:p>
            <text:p text:style-name="a2153" text:class-names="" text:cond-style-name=""><text:span text:style-name="a2152" text:class-names=""><text:s text:c="6"/>form input { border: 0; padding: 10px; width: 90%; margin-right: .5%; }</text:span></text:p>
            <text:p text:style-name="a2155" text:class-names="" text:cond-style-name=""><text:span text:style-name="a2154" text:class-names=""><text:s text:c="6"/>form button { width: 9%; background: rgb(130, 224, 255); border: none; padding: 10px; }</text:span></text:p>
            <text:p text:style-name="a2157" text:class-names="" text:cond-style-name=""><text:span text:style-name="a2156" text:class-names=""><text:s text:c="6"/>#messages { list-style-type: none; margin: 0; padding: 0; }</text:span></text:p>
            <text:p text:style-name="a2159" text:class-names="" text:cond-style-name=""><text:span text:style-name="a2158" text:class-names=""><text:s text:c="6"/>#messages li { padding: 5px 10px; }</text:span></text:p>
            <text:p text:style-name="a2161" text:class-names="" text:cond-style-name=""><text:span text:style-name="a2160" text:class-names=""><text:s text:c="6"/>#messages li:nth-child(odd) { background: #eee; }</text:span></text:p>
            <text:p text:style-name="a2163" text:class-names="" text:cond-style-name=""><text:span text:style-name="a2162" text:class-names=""><text:s text:c="4"/>&lt;/style&gt;</text:span></text:p>
            <text:p text:style-name="a2165" text:class-names="" text:cond-style-name=""><text:span text:style-name="a2164" text:class-names=""><text:s text:c="2"/>&lt;/head&gt;</text:span></text:p>
            <text:p text:style-name="a2167" text:class-names="" text:cond-style-name=""><text:span text:style-name="a2166" text:class-names=""><text:s text:c="2"/>&lt;body&gt;</text:span></text:p>
            <text:p text:style-name="a2169" text:class-names="" text:cond-style-name=""><text:span text:style-name="a2168" text:class-names=""><text:s text:c="4"/>&lt;ul id="messages"&gt;&lt;/ul&gt;</text:span></text:p>
            <text:p text:style-name="a2171" text:class-names="" text:cond-style-name=""><text:span text:style-name="a2170" text:class-names=""><text:s text:c="4"/>&lt;form action=""&gt;</text:span></text:p>
            <text:p text:style-name="a2173" text:class-names="" text:cond-style-name=""><text:span text:style-name="a2172" text:class-names=""><text:s text:c="6"/>&lt;input id="m" autocomplete="off" /&gt;&lt;button&gt;Send&lt;/button&gt;</text:span></text:p>
            <text:p text:style-name="a2175" text:class-names="" text:cond-style-name=""><text:span text:style-name="a2174" text:class-names=""><text:s text:c="4"/>&lt;/form&gt;</text:span></text:p>
            <text:p text:style-name="a2177" text:class-names="" text:cond-style-name=""><text:span text:style-name="a2176" text:class-names="">&lt;script src="/socket.io/socket.io.js"&gt;&lt;/script&gt;</text:span></text:p>
            <text:p text:style-name="a2179" text:class-names="" text:cond-style-name=""><text:span text:style-name="a2178" text:class-names="">&lt;script src="http://code.jquery.com/jquery-1.11.1.js"&gt;&lt;/script&gt;</text:span></text:p>
            <text:p text:style-name="a2181" text:class-names="" text:cond-style-name=""><text:span text:style-name="a2180" text:class-names="">&lt;script&gt;</text:span></text:p>
            <text:p text:style-name="a2183" text:class-names="" text:cond-style-name=""><text:span text:style-name="a2182" text:class-names=""><text:s text:c="2"/>var socket = io();</text:span></text:p>
            <text:p text:style-name="a2185" text:class-names="" text:cond-style-name=""><text:span text:style-name="a2184" text:class-names="">$('form').submit(function(){</text:span></text:p>
            <text:p text:style-name="a2187" text:class-names="" text:cond-style-name=""><text:span text:style-name="a2186" text:class-names=""><text:s text:c="4"/>socket.emit('chat message', $('#m').val());</text:span></text:p>
            <text:p text:style-name="a2189" text:class-names="" text:cond-style-name=""><text:span text:style-name="a2188" text:class-names=""><text:s text:c="4"/>$('#m').val('');</text:span></text:p>
            <text:p text:style-name="a2191" text:class-names="" text:cond-style-name=""><text:span text:style-name="a2190" text:class-names=""><text:s text:c="4"/>return false;</text:span></text:p>
            <text:p text:style-name="a2193" text:class-names="" text:cond-style-name=""><text:span text:style-name="a2192" text:class-names=""><text:s text:c="2"/>});</text:span></text:p>
            <text:p text:style-name="a2195" text:class-names="" text:cond-style-name=""><text:span text:style-name="a2194" text:class-names="">&lt;/script&gt;</text:span></text:p>
            <text:p text:style-name="a2197" text:class-names="" text:cond-style-name=""><text:span text:style-name="a2196" text:class-names=""><text:s text:c="2"/>&lt;/body&gt;</text:span></text:p>
            <text:p text:style-name="a2199" text:class-names="" text:cond-style-name=""><text:span text:style-name="a2198" text:class-names="">&lt;/html&gt;</text:span></text:p>
          </draw:text-box>
          <svg:title/>
          <svg:desc/>
        </draw:frame>
        <presentation:notes draw:style-name="a2206">
          <draw:frame draw:id="id175" draw:style-name="a2203" draw:name="Espace réservé du numéro de diapositive 6" svg:x="4.67953in" svg:y="11.10827in" svg:width="3.5878in" svg:height="0.58425in">
            <draw:text-box>
              <text:p text:style-name="a2202" text:class-names="" text:cond-style-name=""><text:span text:style-name="a2201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176" presentation:style-name="a2204" draw:name="Espace réservé de l'image des diapositives 1">
            <svg:title/>
            <svg:desc/>
          </draw:page-thumbnail>
          <draw:frame draw:id="id177" presentation:style-name="a220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2207" draw:master-page-name="Master1-Layout7-blank-Vide" presentation:presentation-page-layout-name="Master1-PPL7" draw:id="Slide-273">
        <draw:frame draw:id="id178" presentation:style-name="a2210" draw:name="Titre 1" svg:x="0.55118in" svg:y="0.32953in" svg:width="9.92087in" svg:height="1.38031in" presentation:class="title" presentation:placeholder="false">
          <draw:text-box>
            <text:p text:style-name="a2209" text:class-names="" text:cond-style-name=""><text:span text:style-name="a2208" text:class-names="">Utilisation Socket.io</text:span></text:p>
          </draw:text-box>
          <svg:title/>
          <svg:desc/>
        </draw:frame>
        <draw:frame draw:id="id179" draw:style-name="a2269" draw:name="ZoneTexte 2" svg:x="0.15748in" svg:y="1.93465in" svg:width="4.56693in" svg:height="5.60394in">
          <draw:text-box>
            <text:p text:style-name="a2212" text:class-names="" text:cond-style-name=""><text:span text:style-name="a2211" text:class-names="">Serveur :</text:span></text:p>
            <text:p text:style-name="a2214" text:class-names="" text:cond-style-name=""><text:span text:style-name="a2213" text:class-names="">var app = require('express')();</text:span></text:p>
            <text:p text:style-name="a2216" text:class-names="" text:cond-style-name=""><text:span text:style-name="a2215" text:class-names="">var http = require('http').Server(app);</text:span></text:p>
            <text:p text:style-name="a2218" text:class-names="" text:cond-style-name=""><text:span text:style-name="a2217" text:class-names="">var io = require('socket.io')(http);</text:span></text:p>
            <text:p text:style-name="a2220" text:class-names="" text:cond-style-name=""><text:span text:style-name="a2219" text:class-names=""/></text:p>
            <text:p text:style-name="a2222" text:class-names="" text:cond-style-name=""><text:span text:style-name="a2221" text:class-names="">app.get('/', function(req, res){</text:span></text:p>
            <text:p text:style-name="a2224" text:class-names="" text:cond-style-name=""><text:span text:style-name="a2223" text:class-names=""><text:s text:c="2"/>res.sendFile(__dirname + '/public/chat.html');</text:span></text:p>
            <text:p text:style-name="a2226" text:class-names="" text:cond-style-name=""><text:span text:style-name="a2225" text:class-names="">});</text:span></text:p>
            <text:p text:style-name="a2228" text:class-names="" text:cond-style-name=""><text:span text:style-name="a2227" text:class-names=""/></text:p>
            <text:p text:style-name="a2230" text:class-names="" text:cond-style-name=""><text:span text:style-name="a2229" text:class-names="">io.on('connection', function(socket){</text:span></text:p>
            <text:p text:style-name="a2232" text:class-names="" text:cond-style-name=""><text:span text:style-name="a2231" text:class-names=""><text:s text:c="2"/>console.log('a user connected');</text:span></text:p>
            <text:p text:style-name="a2234" text:class-names="" text:cond-style-name=""><text:span text:style-name="a2233" text:class-names=""/></text:p>
            <text:p text:style-name="a2236" text:class-names="" text:cond-style-name=""><text:span text:style-name="a2235" text:class-names="">socket.on('disconnect', function(){</text:span></text:p>
            <text:p text:style-name="a2238" text:class-names="" text:cond-style-name=""><text:span text:style-name="a2237" text:class-names=""><text:s text:c="4"/>console.log('user disconnected');</text:span></text:p>
            <text:p text:style-name="a2240" text:class-names="" text:cond-style-name=""><text:span text:style-name="a2239" text:class-names=""><text:s text:c="2"/>});</text:span></text:p>
            <text:p text:style-name="a2242" text:class-names="" text:cond-style-name=""><text:span text:style-name="a2241" text:class-names=""/></text:p>
            <text:p text:style-name="a2244" text:class-names="" text:cond-style-name=""><text:span text:style-name="a2243" text:class-names="">socket.on('chat message', function(msg){</text:span></text:p>
            <text:p text:style-name="a2246" text:class-names="" text:cond-style-name=""><text:span text:style-name="a2245" text:class-names=""><text:s text:c="4"/>console.log('message: ' + msg);</text:span></text:p>
            <text:p text:style-name="a2248" text:class-names="" text:cond-style-name=""><text:span text:style-name="a2247" text:class-names=""><text:s text:c="2"/>});</text:span></text:p>
            <text:p text:style-name="a2250" text:class-names="" text:cond-style-name=""><text:span text:style-name="a2249" text:class-names=""/></text:p>
            <text:p text:style-name="a2252" text:class-names="" text:cond-style-name=""><text:span text:style-name="a2251" text:class-names="">socket.on('chat message', function(msg){</text:span></text:p>
            <text:p text:style-name="a2254" text:class-names="" text:cond-style-name=""><text:span text:style-name="a2253" text:class-names=""><text:s text:c="4"/>io.emit('chat message', msg);</text:span></text:p>
            <text:p text:style-name="a2256" text:class-names="" text:cond-style-name=""><text:span text:style-name="a2255" text:class-names=""><text:s text:c="2"/>});</text:span></text:p>
            <text:p text:style-name="a2258" text:class-names="" text:cond-style-name=""><text:span text:style-name="a2257" text:class-names=""/></text:p>
            <text:p text:style-name="a2260" text:class-names="" text:cond-style-name=""><text:span text:style-name="a2259" text:class-names="">});</text:span></text:p>
            <text:p text:style-name="a2262" text:class-names="" text:cond-style-name=""><text:span text:style-name="a2261" text:class-names=""/></text:p>
            <text:p text:style-name="a2264" text:class-names="" text:cond-style-name=""><text:span text:style-name="a2263" text:class-names="">http.listen(3000, function(){</text:span></text:p>
            <text:p text:style-name="a2266" text:class-names="" text:cond-style-name=""><text:span text:style-name="a2265" text:class-names=""><text:s text:c="2"/>console.log('listening on *:3000');</text:span></text:p>
            <text:p text:style-name="a2268" text:class-names="" text:cond-style-name=""><text:span text:style-name="a2267" text:class-names="">});</text:span></text:p>
          </draw:text-box>
          <svg:title/>
          <svg:desc/>
        </draw:frame>
        <draw:frame draw:id="id180" draw:style-name="a2322" draw:name="ZoneTexte 3" svg:x="3.70079in" svg:y="1.93465in" svg:width="7.24409in" svg:height="5.46693in">
          <draw:text-box>
            <text:p text:style-name="a2271" text:class-names="" text:cond-style-name=""><text:span text:style-name="a2270" text:class-names="">Client :</text:span></text:p>
            <text:p text:style-name="a2273" text:class-names="" text:cond-style-name=""><text:span text:style-name="a2272" text:class-names="">&lt;html&gt;</text:span></text:p>
            <text:p text:style-name="a2275" text:class-names="" text:cond-style-name=""><text:span text:style-name="a2274" text:class-names=""><text:s text:c="2"/>&lt;head&gt;</text:span></text:p>
            <text:p text:style-name="a2277" text:class-names="" text:cond-style-name=""><text:span text:style-name="a2276" text:class-names=""><text:s text:c="4"/>&lt;title&gt;Socket.IO chat&lt;/title&gt;</text:span></text:p>
            <text:p text:style-name="a2279" text:class-names="" text:cond-style-name=""><text:span text:style-name="a2278" text:class-names=""><text:s text:c="4"/>&lt;style&gt; ... <text:s text:c="1"/>&lt;/style&gt;</text:span></text:p>
            <text:p text:style-name="a2281" text:class-names="" text:cond-style-name=""><text:span text:style-name="a2280" text:class-names=""><text:s text:c="2"/>&lt;/head&gt;</text:span></text:p>
            <text:p text:style-name="a2283" text:class-names="" text:cond-style-name=""><text:span text:style-name="a2282" text:class-names=""><text:s text:c="2"/>&lt;body&gt;</text:span></text:p>
            <text:p text:style-name="a2285" text:class-names="" text:cond-style-name=""><text:span text:style-name="a2284" text:class-names=""><text:s text:c="4"/>&lt;ul id="messages"&gt;&lt;/ul&gt;</text:span></text:p>
            <text:p text:style-name="a2287" text:class-names="" text:cond-style-name=""><text:span text:style-name="a2286" text:class-names=""><text:s text:c="4"/>&lt;form action=""&gt;</text:span></text:p>
            <text:p text:style-name="a2289" text:class-names="" text:cond-style-name=""><text:span text:style-name="a2288" text:class-names=""><text:s text:c="6"/>&lt;input id="m" autocomplete="off" /&gt;&lt;button&gt;Send&lt;/button&gt;</text:span></text:p>
            <text:p text:style-name="a2291" text:class-names="" text:cond-style-name=""><text:span text:style-name="a2290" text:class-names=""><text:s text:c="4"/>&lt;/form&gt;</text:span></text:p>
            <text:p text:style-name="a2293" text:class-names="" text:cond-style-name=""><text:span text:style-name="a2292" text:class-names="">&lt;script src="/socket.io/socket.io.js"&gt;&lt;/script&gt;</text:span></text:p>
            <text:p text:style-name="a2295" text:class-names="" text:cond-style-name=""><text:span text:style-name="a2294" text:class-names="">&lt;script src="http://code.jquery.com/jquery-1.11.1.js"&gt;&lt;/script&gt;</text:span></text:p>
            <text:p text:style-name="a2297" text:class-names="" text:cond-style-name=""><text:span text:style-name="a2296" text:class-names="">&lt;script&gt;</text:span></text:p>
            <text:p text:style-name="a2299" text:class-names="" text:cond-style-name=""><text:span text:style-name="a2298" text:class-names=""><text:s text:c="2"/>var socket = io();</text:span></text:p>
            <text:p text:style-name="a2301" text:class-names="" text:cond-style-name=""><text:span text:style-name="a2300" text:class-names="">$('form').submit(function(){</text:span></text:p>
            <text:p text:style-name="a2303" text:class-names="" text:cond-style-name=""><text:span text:style-name="a2302" text:class-names=""><text:s text:c="4"/>socket.emit('chat message', $('#m').val());</text:span></text:p>
            <text:p text:style-name="a2305" text:class-names="" text:cond-style-name=""><text:span text:style-name="a2304" text:class-names=""><text:s text:c="4"/>$('#m').val('');</text:span></text:p>
            <text:p text:style-name="a2307" text:class-names="" text:cond-style-name=""><text:span text:style-name="a2306" text:class-names=""><text:s text:c="4"/>return false;</text:span></text:p>
            <text:p text:style-name="a2309" text:class-names="" text:cond-style-name=""><text:span text:style-name="a2308" text:class-names=""><text:s text:c="2"/>});</text:span></text:p>
            <text:p text:style-name="a2311" text:class-names="" text:cond-style-name=""><text:span text:style-name="a2310" text:class-names=""><text:s text:c="2"/>socket.on('chat message', function(msg){</text:span></text:p>
            <text:p text:style-name="a2313" text:class-names="" text:cond-style-name=""><text:span text:style-name="a2312" text:class-names=""><text:s text:c="4"/>$('#messages').append($('&lt;li&gt;').text(msg));</text:span></text:p>
            <text:p text:style-name="a2315" text:class-names="" text:cond-style-name=""><text:span text:style-name="a2314" text:class-names=""><text:s text:c="2"/>});</text:span></text:p>
            <text:p text:style-name="a2317" text:class-names="" text:cond-style-name=""><text:span text:style-name="a2316" text:class-names="">&lt;/script&gt;</text:span></text:p>
            <text:p text:style-name="a2319" text:class-names="" text:cond-style-name=""><text:span text:style-name="a2318" text:class-names=""><text:s text:c="2"/>&lt;/body&gt;</text:span></text:p>
            <text:p text:style-name="a2321" text:class-names="" text:cond-style-name=""><text:span text:style-name="a2320" text:class-names="">&lt;/html&gt;</text:span></text:p>
          </draw:text-box>
          <svg:title/>
          <svg:desc/>
        </draw:frame>
        <presentation:notes draw:style-name="a2328">
          <draw:frame draw:id="id181" draw:style-name="a2325" draw:name="Espace réservé du numéro de diapositive 6" svg:x="4.67953in" svg:y="11.10827in" svg:width="3.5878in" svg:height="0.58425in">
            <draw:text-box>
              <text:p text:style-name="a2324" text:class-names="" text:cond-style-name=""><text:span text:style-name="a2323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182" presentation:style-name="a2326" draw:name="Espace réservé de l'image des diapositives 1">
            <svg:title/>
            <svg:desc/>
          </draw:page-thumbnail>
          <draw:frame draw:id="id183" presentation:style-name="a232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re et contenu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eux contenus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re seu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ide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re et texte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re vertical et texte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Modifier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not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Modifier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not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Modifier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not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Modifier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not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Modifier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Modifier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er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Modifier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not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not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not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Modifier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not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Modifier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not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not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Modifier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not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ce réservé de l'en-têt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ce réservé de la date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ce réservé du pied de page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ce réservé du numéro de diapositiv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nipulation FS</dc:title>
    <dc:creator>Baptiste Marienval</dc:creator>
    <meta:creation-date>2015-09-24T20:20:55Z</meta:creation-date>
    <dc:date>2015-11-28T12:00:55Z</dc:date>
    <meta:editing-cycles>16</meta:editing-cycles>
    <meta:editing-duration>PT18904S</meta:editing-duration>
    <meta:document-statistic meta:paragraph-count="582" meta:word-count="1896"/>
  </office:meta>
</office:document-meta>
</file>